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40.66mm"/>
    </style:style>
    <style:style style:name="co6" style:family="table-column">
      <style:table-column-properties fo:break-before="auto" style:column-width="21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dddddd" fo:border="0.74pt solid #000000"/>
    </style:style>
    <style:style style:name="ce7" style:family="table-cell" style:parent-style-name="Default" style:data-style-name="N6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ogTim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Lidar TTC [s]</text:p>
          </table:table-cell>
          <table:table-cell table:style-name="ce1" office:value-type="string" calcext:value-type="string">
            <text:p>Camera TTC [s]</text:p>
          </table:table-cell>
          <table:table-cell table:style-name="ce1" office:value-type="string" calcext:value-type="string">
            <text:p>Diff [s]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9.51623" calcext:value-type="float">
            <text:p>9,51623</text:p>
          </table:table-cell>
          <table:table-cell table:style-name="ce7" office:value-type="float" office:value="0.0000581694" calcext:value-type="float">
            <text:p>5,82E-05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2.6092" calcext:value-type="float">
            <text:p>12,6092</text:p>
          </table:table-cell>
          <table:table-cell table:style-name="ce6" office:value-type="float" office:value="0.0050088" calcext:value-type="float">
            <text:p>0,0050088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8.58" calcext:value-type="float">
            <text:p>8,58</text:p>
          </table:table-cell>
          <table:table-cell table:style-name="ce7" office:value-type="float" office:value="0.00647989" calcext:value-type="float">
            <text:p>6,48E-03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1.9757" calcext:value-type="float">
            <text:p>11,9757</text:p>
          </table:table-cell>
          <table:table-cell table:style-name="ce6" office:value-type="float" office:value="0.00860127" calcext:value-type="float">
            <text:p>0,00860127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2.5394" calcext:value-type="float">
            <text:p>12,5394</text:p>
          </table:table-cell>
          <table:table-cell table:style-name="ce7" office:value-type="float" office:value="0.0238273" calcext:value-type="float">
            <text:p>2,38E-02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2.5394" calcext:value-type="float">
            <text:p>12,5394</text:p>
          </table:table-cell>
          <table:table-cell table:style-name="ce6" office:value-type="float" office:value="0.0238273" calcext:value-type="float">
            <text:p>0,0238273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2.6506" calcext:value-type="float">
            <text:p>12,6506</text:p>
          </table:table-cell>
          <table:table-cell table:style-name="ce7" office:value-type="float" office:value="0.028119" calcext:value-type="float">
            <text:p>2,81E-02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9.62875" calcext:value-type="float">
            <text:p>9,62875</text:p>
          </table:table-cell>
          <table:table-cell table:style-name="ce6" office:value-type="float" office:value="0.0301159" calcext:value-type="float">
            <text:p>0,0301159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2.8434" calcext:value-type="float">
            <text:p>12,8434</text:p>
          </table:table-cell>
          <table:table-cell table:style-name="ce7" office:value-type="float" office:value="0.0347895" calcext:value-type="float">
            <text:p>3,48E-02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1.1389" calcext:value-type="float">
            <text:p>11,1389</text:p>
          </table:table-cell>
          <table:table-cell table:style-name="ce6" office:value-type="float" office:value="0.035773" calcext:value-type="float">
            <text:p>0,035773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2.5776" calcext:value-type="float">
            <text:p>12,5776</text:p>
          </table:table-cell>
          <table:table-cell table:style-name="ce7" office:value-type="float" office:value="0.0366055" calcext:value-type="float">
            <text:p>3,66E-02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4.0491" calcext:value-type="float">
            <text:p>14,0491</text:p>
          </table:table-cell>
          <table:table-cell table:style-name="ce6" office:value-type="float" office:value="0.0419561" calcext:value-type="float">
            <text:p>0,0419561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3.0754" calcext:value-type="float">
            <text:p>13,0754</text:p>
          </table:table-cell>
          <table:table-cell table:style-name="ce7" office:value-type="float" office:value="0.0512676" calcext:value-type="float">
            <text:p>5,13E-02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8.34466" calcext:value-type="float">
            <text:p>8,34466</text:p>
          </table:table-cell>
          <table:table-cell table:style-name="ce6" office:value-type="float" office:value="0.0541389" calcext:value-type="float">
            <text:p>0,0541389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2.5716" calcext:value-type="float">
            <text:p>12,5716</text:p>
          </table:table-cell>
          <table:table-cell table:style-name="ce7" office:value-type="float" office:value="0.0559704" calcext:value-type="float">
            <text:p>5,60E-02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2.611" calcext:value-type="float">
            <text:p>12,611</text:p>
          </table:table-cell>
          <table:table-cell table:style-name="ce6" office:value-type="float" office:value="0.0677318" calcext:value-type="float">
            <text:p>0,0677318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2434" calcext:value-type="float">
            <text:p>11,2434</text:p>
          </table:table-cell>
          <table:table-cell table:style-name="ce7" office:value-type="float" office:value="0.0687244" calcext:value-type="float">
            <text:p>6,87E-02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3.0941" calcext:value-type="float">
            <text:p>13,0941</text:p>
          </table:table-cell>
          <table:table-cell table:style-name="ce6" office:value-type="float" office:value="0.0699605" calcext:value-type="float">
            <text:p>0,0699605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3.0519" calcext:value-type="float">
            <text:p>13,0519</text:p>
          </table:table-cell>
          <table:table-cell table:style-name="ce7" office:value-type="float" office:value="0.0721701" calcext:value-type="float">
            <text:p>7,22E-02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3.1985" calcext:value-type="float">
            <text:p>13,1985</text:p>
          </table:table-cell>
          <table:table-cell table:style-name="ce6" office:value-type="float" office:value="0.0743676" calcext:value-type="float">
            <text:p>0,0743676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2.8854" calcext:value-type="float">
            <text:p>12,8854</text:p>
          </table:table-cell>
          <table:table-cell table:style-name="ce7" office:value-type="float" office:value="0.0767787" calcext:value-type="float">
            <text:p>7,68E-02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2.7581" calcext:value-type="float">
            <text:p>12,7581</text:p>
          </table:table-cell>
          <table:table-cell table:style-name="ce6" office:value-type="float" office:value="0.0793615" calcext:value-type="float">
            <text:p>0,0793615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3.0429" calcext:value-type="float">
            <text:p>13,0429</text:p>
          </table:table-cell>
          <table:table-cell table:style-name="ce7" office:value-type="float" office:value="0.081176" calcext:value-type="float">
            <text:p>8,12E-02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1.8969" calcext:value-type="float">
            <text:p>11,8969</text:p>
          </table:table-cell>
          <table:table-cell table:style-name="ce6" office:value-type="float" office:value="0.087449" calcext:value-type="float">
            <text:p>0,087449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9.50233" calcext:value-type="float">
            <text:p>9,50233</text:p>
          </table:table-cell>
          <table:table-cell table:style-name="ce7" office:value-type="float" office:value="0.0963019" calcext:value-type="float">
            <text:p>9,63E-02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2.4181" calcext:value-type="float">
            <text:p>12,4181</text:p>
          </table:table-cell>
          <table:table-cell table:style-name="ce6" office:value-type="float" office:value="0.0974993" calcext:value-type="float">
            <text:p>0,0974993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0724" calcext:value-type="float">
            <text:p>11,0724</text:p>
          </table:table-cell>
          <table:table-cell table:style-name="ce7" office:value-type="float" office:value="0.102255" calcext:value-type="float">
            <text:p>1,02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4.1939" calcext:value-type="float">
            <text:p>14,1939</text:p>
          </table:table-cell>
          <table:table-cell table:style-name="ce6" office:value-type="float" office:value="0.102894" calcext:value-type="float">
            <text:p>0,102894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2.4103" calcext:value-type="float">
            <text:p>12,4103</text:p>
          </table:table-cell>
          <table:table-cell table:style-name="ce7" office:value-type="float" office:value="0.105316" calcext:value-type="float">
            <text:p>1,05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3.9811" calcext:value-type="float">
            <text:p>13,9811</text:p>
          </table:table-cell>
          <table:table-cell table:style-name="ce6" office:value-type="float" office:value="0.109893" calcext:value-type="float">
            <text:p>0,109893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0619" calcext:value-type="float">
            <text:p>11,0619</text:p>
          </table:table-cell>
          <table:table-cell table:style-name="ce7" office:value-type="float" office:value="0.112781" calcext:value-type="float">
            <text:p>1,13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2.7954" calcext:value-type="float">
            <text:p>12,7954</text:p>
          </table:table-cell>
          <table:table-cell table:style-name="ce6" office:value-type="float" office:value="0.116654" calcext:value-type="float">
            <text:p>0,116654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8.2815" calcext:value-type="float">
            <text:p>8,2815</text:p>
          </table:table-cell>
          <table:table-cell table:style-name="ce7" office:value-type="float" office:value="0.117301" calcext:value-type="float">
            <text:p>1,17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2.6465" calcext:value-type="float">
            <text:p>12,6465</text:p>
          </table:table-cell>
          <table:table-cell table:style-name="ce6" office:value-type="float" office:value="0.13085" calcext:value-type="float">
            <text:p>0,13085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3267" calcext:value-type="float">
            <text:p>11,3267</text:p>
          </table:table-cell>
          <table:table-cell table:style-name="ce7" office:value-type="float" office:value="0.15201" calcext:value-type="float">
            <text:p>1,52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9.39365" calcext:value-type="float">
            <text:p>9,39365</text:p>
          </table:table-cell>
          <table:table-cell table:style-name="ce6" office:value-type="float" office:value="0.152932" calcext:value-type="float">
            <text:p>0,152932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2.3568" calcext:value-type="float">
            <text:p>12,3568</text:p>
          </table:table-cell>
          <table:table-cell table:style-name="ce7" office:value-type="float" office:value="0.15875" calcext:value-type="float">
            <text:p>1,59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2.6451" calcext:value-type="float">
            <text:p>12,6451</text:p>
          </table:table-cell>
          <table:table-cell table:style-name="ce6" office:value-type="float" office:value="0.163461" calcext:value-type="float">
            <text:p>0,163461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2.5127" calcext:value-type="float">
            <text:p>12,5127</text:p>
          </table:table-cell>
          <table:table-cell table:style-name="ce7" office:value-type="float" office:value="0.165967" calcext:value-type="float">
            <text:p>1,66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2.4972" calcext:value-type="float">
            <text:p>12,4972</text:p>
          </table:table-cell>
          <table:table-cell table:style-name="ce6" office:value-type="float" office:value="0.181526" calcext:value-type="float">
            <text:p>0,181526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0.1498" calcext:value-type="float">
            <text:p>10,1498</text:p>
          </table:table-cell>
          <table:table-cell table:style-name="ce7" office:value-type="float" office:value="0.18541" calcext:value-type="float">
            <text:p>1,85E-01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9.35201" calcext:value-type="float">
            <text:p>9,35201</text:p>
          </table:table-cell>
          <table:table-cell table:style-name="ce6" office:value-type="float" office:value="0.194575" calcext:value-type="float">
            <text:p>0,194575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8.1958" calcext:value-type="float">
            <text:p>8,1958</text:p>
          </table:table-cell>
          <table:table-cell table:style-name="ce7" office:value-type="float" office:value="0.203003" calcext:value-type="float">
            <text:p>2,03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2.9162" calcext:value-type="float">
            <text:p>12,9162</text:p>
          </table:table-cell>
          <table:table-cell table:style-name="ce6" office:value-type="float" office:value="0.207908" calcext:value-type="float">
            <text:p>0,207908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2.9162" calcext:value-type="float">
            <text:p>12,9162</text:p>
          </table:table-cell>
          <table:table-cell table:style-name="ce7" office:value-type="float" office:value="0.207908" calcext:value-type="float">
            <text:p>2,08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2.9162" calcext:value-type="float">
            <text:p>12,9162</text:p>
          </table:table-cell>
          <table:table-cell table:style-name="ce6" office:value-type="float" office:value="0.207908" calcext:value-type="float">
            <text:p>0,207908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9.73936" calcext:value-type="float">
            <text:p>9,73936</text:p>
          </table:table-cell>
          <table:table-cell table:style-name="ce7" office:value-type="float" office:value="0.223191" calcext:value-type="float">
            <text:p>2,23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2.8009" calcext:value-type="float">
            <text:p>12,8009</text:p>
          </table:table-cell>
          <table:table-cell table:style-name="ce6" office:value-type="float" office:value="0.223203" calcext:value-type="float">
            <text:p>0,223203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9.31956" calcext:value-type="float">
            <text:p>9,31956</text:p>
          </table:table-cell>
          <table:table-cell table:style-name="ce7" office:value-type="float" office:value="0.22702" calcext:value-type="float">
            <text:p>2,27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2.3866" calcext:value-type="float">
            <text:p>12,3866</text:p>
          </table:table-cell>
          <table:table-cell table:style-name="ce6" office:value-type="float" office:value="0.22765" calcext:value-type="float">
            <text:p>0,22765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9.74422" calcext:value-type="float">
            <text:p>9,74422</text:p>
          </table:table-cell>
          <table:table-cell table:style-name="ce7" office:value-type="float" office:value="0.228049" calcext:value-type="float">
            <text:p>2,28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0.1949" calcext:value-type="float">
            <text:p>10,1949</text:p>
          </table:table-cell>
          <table:table-cell table:style-name="ce6" office:value-type="float" office:value="0.230535" calcext:value-type="float">
            <text:p>0,230535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8.64446" calcext:value-type="float">
            <text:p>8,64446</text:p>
          </table:table-cell>
          <table:table-cell table:style-name="ce7" office:value-type="float" office:value="0.24566" calcext:value-type="float">
            <text:p>2,46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3.2764" calcext:value-type="float">
            <text:p>13,2764</text:p>
          </table:table-cell>
          <table:table-cell table:style-name="ce6" office:value-type="float" office:value="0.252268" calcext:value-type="float">
            <text:p>0,252268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2.2628" calcext:value-type="float">
            <text:p>12,2628</text:p>
          </table:table-cell>
          <table:table-cell table:style-name="ce7" office:value-type="float" office:value="0.252808" calcext:value-type="float">
            <text:p>2,53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3.0631" calcext:value-type="float">
            <text:p>13,0631</text:p>
          </table:table-cell>
          <table:table-cell table:style-name="ce6" office:value-type="float" office:value="0.254478" calcext:value-type="float">
            <text:p>0,254478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3.2844" calcext:value-type="float">
            <text:p>13,2844</text:p>
          </table:table-cell>
          <table:table-cell table:style-name="ce7" office:value-type="float" office:value="0.260317" calcext:value-type="float">
            <text:p>2,60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9.85968" calcext:value-type="float">
            <text:p>9,85968</text:p>
          </table:table-cell>
          <table:table-cell table:style-name="ce6" office:value-type="float" office:value="0.261051" calcext:value-type="float">
            <text:p>0,261051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2.9428" calcext:value-type="float">
            <text:p>12,9428</text:p>
          </table:table-cell>
          <table:table-cell table:style-name="ce7" office:value-type="float" office:value="0.264096" calcext:value-type="float">
            <text:p>2,64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2.5356" calcext:value-type="float">
            <text:p>12,5356</text:p>
          </table:table-cell>
          <table:table-cell table:style-name="ce6" office:value-type="float" office:value="0.27302" calcext:value-type="float">
            <text:p>0,27302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4516" calcext:value-type="float">
            <text:p>11,4516</text:p>
          </table:table-cell>
          <table:table-cell table:style-name="ce7" office:value-type="float" office:value="0.276941" calcext:value-type="float">
            <text:p>2,77E-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3.3112" calcext:value-type="float">
            <text:p>13,3112</text:p>
          </table:table-cell>
          <table:table-cell table:style-name="ce6" office:value-type="float" office:value="0.287043" calcext:value-type="float">
            <text:p>0,287043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2.7364" calcext:value-type="float">
            <text:p>12,7364</text:p>
          </table:table-cell>
          <table:table-cell table:style-name="ce7" office:value-type="float" office:value="0.28776" calcext:value-type="float">
            <text:p>2,88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2.5201" calcext:value-type="float">
            <text:p>12,5201</text:p>
          </table:table-cell>
          <table:table-cell table:style-name="ce6" office:value-type="float" office:value="0.288466" calcext:value-type="float">
            <text:p>0,288466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8.68856" calcext:value-type="float">
            <text:p>8,68856</text:p>
          </table:table-cell>
          <table:table-cell table:style-name="ce7" office:value-type="float" office:value="0.28976" calcext:value-type="float">
            <text:p>2,90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2.3219" calcext:value-type="float">
            <text:p>12,3219</text:p>
          </table:table-cell>
          <table:table-cell table:style-name="ce6" office:value-type="float" office:value="0.292344" calcext:value-type="float">
            <text:p>0,292344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8.69306" calcext:value-type="float">
            <text:p>8,69306</text:p>
          </table:table-cell>
          <table:table-cell table:style-name="ce7" office:value-type="float" office:value="0.294257" calcext:value-type="float">
            <text:p>2,94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2.2792" calcext:value-type="float">
            <text:p>12,2792</text:p>
          </table:table-cell>
          <table:table-cell table:style-name="ce6" office:value-type="float" office:value="0.294884" calcext:value-type="float">
            <text:p>0,294884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2.2792" calcext:value-type="float">
            <text:p>12,2792</text:p>
          </table:table-cell>
          <table:table-cell table:style-name="ce7" office:value-type="float" office:value="0.294884" calcext:value-type="float">
            <text:p>2,95E-01</text:p>
          </table:table-cell>
        </table:table-row>
        <table:table-row table:style-name="ro2">
          <table:table-cell table:number-columns-repeated="2" table:style-name="ce3" office:value-type="string" calcext:value-type="string">
            <text:p>ORB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1.4759" calcext:value-type="float">
            <text:p>11,4759</text:p>
          </table:table-cell>
          <table:table-cell table:style-name="ce6" office:value-type="float" office:value="0.301243" calcext:value-type="float">
            <text:p>0,301243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0.2675" calcext:value-type="float">
            <text:p>10,2675</text:p>
          </table:table-cell>
          <table:table-cell table:style-name="ce7" office:value-type="float" office:value="0.303131" calcext:value-type="float">
            <text:p>3,03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8.7061" calcext:value-type="float">
            <text:p>8,7061</text:p>
          </table:table-cell>
          <table:table-cell table:style-name="ce6" office:value-type="float" office:value="0.3073" calcext:value-type="float">
            <text:p>0,3073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3.4379" calcext:value-type="float">
            <text:p>13,4379</text:p>
          </table:table-cell>
          <table:table-cell table:style-name="ce7" office:value-type="float" office:value="0.313806" calcext:value-type="float">
            <text:p>3,14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2.9945" calcext:value-type="float">
            <text:p>12,9945</text:p>
          </table:table-cell>
          <table:table-cell table:style-name="ce6" office:value-type="float" office:value="0.315773" calcext:value-type="float">
            <text:p>0,315773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2.9945" calcext:value-type="float">
            <text:p>12,9945</text:p>
          </table:table-cell>
          <table:table-cell table:style-name="ce7" office:value-type="float" office:value="0.315773" calcext:value-type="float">
            <text:p>3,16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2.8325" calcext:value-type="float">
            <text:p>12,8325</text:p>
          </table:table-cell>
          <table:table-cell table:style-name="ce6" office:value-type="float" office:value="0.316854" calcext:value-type="float">
            <text:p>0,316854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2.3387" calcext:value-type="float">
            <text:p>12,3387</text:p>
          </table:table-cell>
          <table:table-cell table:style-name="ce7" office:value-type="float" office:value="0.340019" calcext:value-type="float">
            <text:p>3,40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2.2644" calcext:value-type="float">
            <text:p>12,2644</text:p>
          </table:table-cell>
          <table:table-cell table:style-name="ce6" office:value-type="float" office:value="0.349814" calcext:value-type="float">
            <text:p>0,349814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2.3234" calcext:value-type="float">
            <text:p>12,3234</text:p>
          </table:table-cell>
          <table:table-cell table:style-name="ce7" office:value-type="float" office:value="0.355341" calcext:value-type="float">
            <text:p>3,55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3.3822" calcext:value-type="float">
            <text:p>13,3822</text:p>
          </table:table-cell>
          <table:table-cell table:style-name="ce6" office:value-type="float" office:value="0.358081" calcext:value-type="float">
            <text:p>0,358081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9.87681" calcext:value-type="float">
            <text:p>9,87681</text:p>
          </table:table-cell>
          <table:table-cell table:style-name="ce7" office:value-type="float" office:value="0.360642" calcext:value-type="float">
            <text:p>3,61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2.9883" calcext:value-type="float">
            <text:p>12,9883</text:p>
          </table:table-cell>
          <table:table-cell table:style-name="ce6" office:value-type="float" office:value="0.374057" calcext:value-type="float">
            <text:p>0,374057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3.4035" calcext:value-type="float">
            <text:p>13,4035</text:p>
          </table:table-cell>
          <table:table-cell table:style-name="ce7" office:value-type="float" office:value="0.379396" calcext:value-type="float">
            <text:p>3,79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2.2338" calcext:value-type="float">
            <text:p>12,2338</text:p>
          </table:table-cell>
          <table:table-cell table:style-name="ce6" office:value-type="float" office:value="0.380421" calcext:value-type="float">
            <text:p>0,380421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9.97918" calcext:value-type="float">
            <text:p>9,97918</text:p>
          </table:table-cell>
          <table:table-cell table:style-name="ce7" office:value-type="float" office:value="0.380552" calcext:value-type="float">
            <text:p>3,81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9.16357" calcext:value-type="float">
            <text:p>9,16357</text:p>
          </table:table-cell>
          <table:table-cell table:style-name="ce6" office:value-type="float" office:value="0.383008" calcext:value-type="float">
            <text:p>0,383008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9.56917" calcext:value-type="float">
            <text:p>9,56917</text:p>
          </table:table-cell>
          <table:table-cell table:style-name="ce7" office:value-type="float" office:value="0.395218" calcext:value-type="float">
            <text:p>3,95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2.4" calcext:value-type="float">
            <text:p>12,4</text:p>
          </table:table-cell>
          <table:table-cell table:style-name="ce6" office:value-type="float" office:value="0.415649" calcext:value-type="float">
            <text:p>0,415649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8.82998" calcext:value-type="float">
            <text:p>8,82998</text:p>
          </table:table-cell>
          <table:table-cell table:style-name="ce7" office:value-type="float" office:value="0.431179" calcext:value-type="float">
            <text:p>4,31E-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0.7389" calcext:value-type="float">
            <text:p>10,7389</text:p>
          </table:table-cell>
          <table:table-cell table:style-name="ce6" office:value-type="float" office:value="0.435724" calcext:value-type="float">
            <text:p>0,435724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2.6809" calcext:value-type="float">
            <text:p>12,6809</text:p>
          </table:table-cell>
          <table:table-cell table:style-name="ce7" office:value-type="float" office:value="0.443185" calcext:value-type="float">
            <text:p>4,43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3.5704" calcext:value-type="float">
            <text:p>13,5704</text:p>
          </table:table-cell>
          <table:table-cell table:style-name="ce6" office:value-type="float" office:value="0.446298" calcext:value-type="float">
            <text:p>0,446298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624" calcext:value-type="float">
            <text:p>11,624</text:p>
          </table:table-cell>
          <table:table-cell table:style-name="ce7" office:value-type="float" office:value="0.449342" calcext:value-type="float">
            <text:p>4,49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7.1393" calcext:value-type="float">
            <text:p>17,1393</text:p>
          </table:table-cell>
          <table:table-cell table:style-name="ce6" office:value-type="float" office:value="0.449941" calcext:value-type="float">
            <text:p>0,449941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6259" calcext:value-type="float">
            <text:p>11,6259</text:p>
          </table:table-cell>
          <table:table-cell table:style-name="ce7" office:value-type="float" office:value="0.451272" calcext:value-type="float">
            <text:p>4,51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8.85242" calcext:value-type="float">
            <text:p>8,85242</text:p>
          </table:table-cell>
          <table:table-cell table:style-name="ce6" office:value-type="float" office:value="0.453615" calcext:value-type="float">
            <text:p>0,453615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10.0049" calcext:value-type="float">
            <text:p>10,0049</text:p>
          </table:table-cell>
          <table:table-cell table:style-name="ce7" office:value-type="float" office:value="0.458275" calcext:value-type="float">
            <text:p>4,58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10.0613" calcext:value-type="float">
            <text:p>10,0613</text:p>
          </table:table-cell>
          <table:table-cell table:style-name="ce6" office:value-type="float" office:value="0.462678" calcext:value-type="float">
            <text:p>0,462678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9.05267" calcext:value-type="float">
            <text:p>9,05267</text:p>
          </table:table-cell>
          <table:table-cell table:style-name="ce7" office:value-type="float" office:value="0.463503" calcext:value-type="float">
            <text:p>4,64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9.06825" calcext:value-type="float">
            <text:p>9,06825</text:p>
          </table:table-cell>
          <table:table-cell table:style-name="ce6" office:value-type="float" office:value="0.478332" calcext:value-type="float">
            <text:p>0,478332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3.0953" calcext:value-type="float">
            <text:p>13,0953</text:p>
          </table:table-cell>
          <table:table-cell table:style-name="ce7" office:value-type="float" office:value="0.481077" calcext:value-type="float">
            <text:p>4,81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3.6092" calcext:value-type="float">
            <text:p>13,6092</text:p>
          </table:table-cell>
          <table:table-cell table:style-name="ce6" office:value-type="float" office:value="0.485039" calcext:value-type="float">
            <text:p>0,485039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2.313" calcext:value-type="float">
            <text:p>12,313</text:p>
          </table:table-cell>
          <table:table-cell table:style-name="ce7" office:value-type="float" office:value="0.495645" calcext:value-type="float">
            <text:p>4,96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9.04962" calcext:value-type="float">
            <text:p>9,04962</text:p>
          </table:table-cell>
          <table:table-cell table:style-name="ce6" office:value-type="float" office:value="0.496964" calcext:value-type="float">
            <text:p>0,496964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3.3087" calcext:value-type="float">
            <text:p>13,3087</text:p>
          </table:table-cell>
          <table:table-cell table:style-name="ce7" office:value-type="float" office:value="0.50008" calcext:value-type="float">
            <text:p>5,00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9.0966" calcext:value-type="float">
            <text:p>9,0966</text:p>
          </table:table-cell>
          <table:table-cell table:style-name="ce6" office:value-type="float" office:value="0.502031" calcext:value-type="float">
            <text:p>0,502031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2.3035" calcext:value-type="float">
            <text:p>12,3035</text:p>
          </table:table-cell>
          <table:table-cell table:style-name="ce7" office:value-type="float" office:value="0.505063" calcext:value-type="float">
            <text:p>5,05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2.4947" calcext:value-type="float">
            <text:p>12,4947</text:p>
          </table:table-cell>
          <table:table-cell table:style-name="ce6" office:value-type="float" office:value="0.510348" calcext:value-type="float">
            <text:p>0,510348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3.0283" calcext:value-type="float">
            <text:p>13,0283</text:p>
          </table:table-cell>
          <table:table-cell table:style-name="ce7" office:value-type="float" office:value="0.512681" calcext:value-type="float">
            <text:p>5,13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2.4984" calcext:value-type="float">
            <text:p>12,4984</text:p>
          </table:table-cell>
          <table:table-cell table:style-name="ce6" office:value-type="float" office:value="0.51401" calcext:value-type="float">
            <text:p>0,51401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2.2888" calcext:value-type="float">
            <text:p>12,2888</text:p>
          </table:table-cell>
          <table:table-cell table:style-name="ce7" office:value-type="float" office:value="0.519787" calcext:value-type="float">
            <text:p>5,20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7.87897" calcext:value-type="float">
            <text:p>7,87897</text:p>
          </table:table-cell>
          <table:table-cell table:style-name="ce6" office:value-type="float" office:value="0.519833" calcext:value-type="float">
            <text:p>0,519833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1.99" calcext:value-type="float">
            <text:p>11,99</text:p>
          </table:table-cell>
          <table:table-cell table:style-name="ce7" office:value-type="float" office:value="0.52559" calcext:value-type="float">
            <text:p>5,26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2.4973" calcext:value-type="float">
            <text:p>12,4973</text:p>
          </table:table-cell>
          <table:table-cell table:style-name="ce6" office:value-type="float" office:value="0.526834" calcext:value-type="float">
            <text:p>0,526834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3.5515" calcext:value-type="float">
            <text:p>13,5515</text:p>
          </table:table-cell>
          <table:table-cell table:style-name="ce7" office:value-type="float" office:value="0.527337" calcext:value-type="float">
            <text:p>5,27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0.531186" calcext:value-type="float">
            <text:p>0,531186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8.97875" calcext:value-type="float">
            <text:p>8,97875</text:p>
          </table:table-cell>
          <table:table-cell table:style-name="ce7" office:value-type="float" office:value="0.537421" calcext:value-type="float">
            <text:p>5,37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0.6369" calcext:value-type="float">
            <text:p>10,6369</text:p>
          </table:table-cell>
          <table:table-cell table:style-name="ce6" office:value-type="float" office:value="0.537769" calcext:value-type="float">
            <text:p>0,537769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9.00537" calcext:value-type="float">
            <text:p>9,00537</text:p>
          </table:table-cell>
          <table:table-cell table:style-name="ce7" office:value-type="float" office:value="0.541207" calcext:value-type="float">
            <text:p>5,41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3.5707" calcext:value-type="float">
            <text:p>13,5707</text:p>
          </table:table-cell>
          <table:table-cell table:style-name="ce6" office:value-type="float" office:value="0.546568" calcext:value-type="float">
            <text:p>0,546568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0.6267" calcext:value-type="float">
            <text:p>10,6267</text:p>
          </table:table-cell>
          <table:table-cell table:style-name="ce7" office:value-type="float" office:value="0.547946" calcext:value-type="float">
            <text:p>5,48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1712" calcext:value-type="float">
            <text:p>13,1712</text:p>
          </table:table-cell>
          <table:table-cell table:style-name="ce6" office:value-type="float" office:value="0.556999" calcext:value-type="float">
            <text:p>0,556999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0.0812" calcext:value-type="float">
            <text:p>10,0812</text:p>
          </table:table-cell>
          <table:table-cell table:style-name="ce7" office:value-type="float" office:value="0.565073" calcext:value-type="float">
            <text:p>5,65E-01</text:p>
          </table:table-cell>
        </table:table-row>
        <table:table-row table:style-name="ro2">
          <table:table-cell table:number-columns-repeated="2" table:style-name="ce3" office:value-type="string" calcext:value-type="string">
            <text:p>SIFT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8.96526" calcext:value-type="float">
            <text:p>8,96526</text:p>
          </table:table-cell>
          <table:table-cell table:style-name="ce6" office:value-type="float" office:value="0.566459" calcext:value-type="float">
            <text:p>0,566459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1.9481" calcext:value-type="float">
            <text:p>11,9481</text:p>
          </table:table-cell>
          <table:table-cell table:style-name="ce7" office:value-type="float" office:value="0.56746" calcext:value-type="float">
            <text:p>5,67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1.7429" calcext:value-type="float">
            <text:p>11,7429</text:p>
          </table:table-cell>
          <table:table-cell table:style-name="ce6" office:value-type="float" office:value="0.568244" calcext:value-type="float">
            <text:p>0,568244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2.2366" calcext:value-type="float">
            <text:p>12,2366</text:p>
          </table:table-cell>
          <table:table-cell table:style-name="ce7" office:value-type="float" office:value="0.571986" calcext:value-type="float">
            <text:p>5,72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3.3945" calcext:value-type="float">
            <text:p>13,3945</text:p>
          </table:table-cell>
          <table:table-cell table:style-name="ce6" office:value-type="float" office:value="0.585889" calcext:value-type="float">
            <text:p>0,585889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3.502" calcext:value-type="float">
            <text:p>13,502</text:p>
          </table:table-cell>
          <table:table-cell table:style-name="ce7" office:value-type="float" office:value="0.589027" calcext:value-type="float">
            <text:p>5,89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3.5019" calcext:value-type="float">
            <text:p>13,5019</text:p>
          </table:table-cell>
          <table:table-cell table:style-name="ce6" office:value-type="float" office:value="0.589069" calcext:value-type="float">
            <text:p>0,589069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2.0061" calcext:value-type="float">
            <text:p>12,0061</text:p>
          </table:table-cell>
          <table:table-cell table:style-name="ce7" office:value-type="float" office:value="0.608189" calcext:value-type="float">
            <text:p>6,08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9.19006" calcext:value-type="float">
            <text:p>9,19006</text:p>
          </table:table-cell>
          <table:table-cell table:style-name="ce6" office:value-type="float" office:value="0.616533" calcext:value-type="float">
            <text:p>0,616533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2.5072" calcext:value-type="float">
            <text:p>12,5072</text:p>
          </table:table-cell>
          <table:table-cell table:style-name="ce7" office:value-type="float" office:value="0.616947" calcext:value-type="float">
            <text:p>6,17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10.2204" calcext:value-type="float">
            <text:p>10,2204</text:p>
          </table:table-cell>
          <table:table-cell table:style-name="ce6" office:value-type="float" office:value="0.621768" calcext:value-type="float">
            <text:p>0,621768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2.608" calcext:value-type="float">
            <text:p>12,608</text:p>
          </table:table-cell>
          <table:table-cell table:style-name="ce7" office:value-type="float" office:value="0.623633" calcext:value-type="float">
            <text:p>6,24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0.1732" calcext:value-type="float">
            <text:p>10,1732</text:p>
          </table:table-cell>
          <table:table-cell table:style-name="ce6" office:value-type="float" office:value="0.626631" calcext:value-type="float">
            <text:p>0,626631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3.2417" calcext:value-type="float">
            <text:p>13,2417</text:p>
          </table:table-cell>
          <table:table-cell table:style-name="ce7" office:value-type="float" office:value="0.627475" calcext:value-type="float">
            <text:p>6,27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1.3522" calcext:value-type="float">
            <text:p>11,3522</text:p>
          </table:table-cell>
          <table:table-cell table:style-name="ce6" office:value-type="float" office:value="0.632155" calcext:value-type="float">
            <text:p>0,632155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2.3793" calcext:value-type="float">
            <text:p>12,3793</text:p>
          </table:table-cell>
          <table:table-cell table:style-name="ce7" office:value-type="float" office:value="0.644804" calcext:value-type="float">
            <text:p>6,45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1.8703" calcext:value-type="float">
            <text:p>11,8703</text:p>
          </table:table-cell>
          <table:table-cell table:style-name="ce6" office:value-type="float" office:value="0.645281" calcext:value-type="float">
            <text:p>0,645281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8.86989" calcext:value-type="float">
            <text:p>8,86989</text:p>
          </table:table-cell>
          <table:table-cell table:style-name="ce7" office:value-type="float" office:value="0.646282" calcext:value-type="float">
            <text:p>6,46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0.1632" calcext:value-type="float">
            <text:p>10,1632</text:p>
          </table:table-cell>
          <table:table-cell table:style-name="ce6" office:value-type="float" office:value="0.646998" calcext:value-type="float">
            <text:p>0,646998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8.92455" calcext:value-type="float">
            <text:p>8,92455</text:p>
          </table:table-cell>
          <table:table-cell table:style-name="ce7" office:value-type="float" office:value="0.674079" calcext:value-type="float">
            <text:p>6,74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9.28899" calcext:value-type="float">
            <text:p>9,28899</text:p>
          </table:table-cell>
          <table:table-cell table:style-name="ce6" office:value-type="float" office:value="0.675404" calcext:value-type="float">
            <text:p>0,675404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8.85893" calcext:value-type="float">
            <text:p>8,85893</text:p>
          </table:table-cell>
          <table:table-cell table:style-name="ce7" office:value-type="float" office:value="0.687651" calcext:value-type="float">
            <text:p>6,88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2.3278" calcext:value-type="float">
            <text:p>12,3278</text:p>
          </table:table-cell>
          <table:table-cell table:style-name="ce6" office:value-type="float" office:value="0.696293" calcext:value-type="float">
            <text:p>0,696293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1.8711" calcext:value-type="float">
            <text:p>11,8711</text:p>
          </table:table-cell>
          <table:table-cell table:style-name="ce7" office:value-type="float" office:value="0.696489" calcext:value-type="float">
            <text:p>6,96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3176" calcext:value-type="float">
            <text:p>13,3176</text:p>
          </table:table-cell>
          <table:table-cell table:style-name="ce6" office:value-type="float" office:value="0.703323" calcext:value-type="float">
            <text:p>0,703323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0.4647" calcext:value-type="float">
            <text:p>10,4647</text:p>
          </table:table-cell>
          <table:table-cell table:style-name="ce7" office:value-type="float" office:value="0.709934" calcext:value-type="float">
            <text:p>7,10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3.377" calcext:value-type="float">
            <text:p>13,377</text:p>
          </table:table-cell>
          <table:table-cell table:style-name="ce6" office:value-type="float" office:value="0.714058" calcext:value-type="float">
            <text:p>0,714058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0.3144" calcext:value-type="float">
            <text:p>10,3144</text:p>
          </table:table-cell>
          <table:table-cell table:style-name="ce7" office:value-type="float" office:value="0.71582" calcext:value-type="float">
            <text:p>7,16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3328" calcext:value-type="float">
            <text:p>13,3328</text:p>
          </table:table-cell>
          <table:table-cell table:style-name="ce6" office:value-type="float" office:value="0.718509" calcext:value-type="float">
            <text:p>0,718509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8.21275" calcext:value-type="float">
            <text:p>8,21275</text:p>
          </table:table-cell>
          <table:table-cell table:style-name="ce7" office:value-type="float" office:value="0.747026" calcext:value-type="float">
            <text:p>7,47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2.0611" calcext:value-type="float">
            <text:p>12,0611</text:p>
          </table:table-cell>
          <table:table-cell table:style-name="ce6" office:value-type="float" office:value="0.747546" calcext:value-type="float">
            <text:p>0,747546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9.14916" calcext:value-type="float">
            <text:p>9,14916</text:p>
          </table:table-cell>
          <table:table-cell table:style-name="ce7" office:value-type="float" office:value="0.750355" calcext:value-type="float">
            <text:p>7,50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2.3725" calcext:value-type="float">
            <text:p>12,3725</text:p>
          </table:table-cell>
          <table:table-cell table:style-name="ce6" office:value-type="float" office:value="0.751573" calcext:value-type="float">
            <text:p>0,751573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8.79453" calcext:value-type="float">
            <text:p>8,79453</text:p>
          </table:table-cell>
          <table:table-cell table:style-name="ce7" office:value-type="float" office:value="0.752055" calcext:value-type="float">
            <text:p>7,52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3698" calcext:value-type="float">
            <text:p>13,3698</text:p>
          </table:table-cell>
          <table:table-cell table:style-name="ce6" office:value-type="float" office:value="0.755568" calcext:value-type="float">
            <text:p>0,755568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0.2779" calcext:value-type="float">
            <text:p>10,2779</text:p>
          </table:table-cell>
          <table:table-cell table:style-name="ce7" office:value-type="float" office:value="0.761739" calcext:value-type="float">
            <text:p>7,62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8.75193" calcext:value-type="float">
            <text:p>8,75193</text:p>
          </table:table-cell>
          <table:table-cell table:style-name="ce6" office:value-type="float" office:value="0.764239" calcext:value-type="float">
            <text:p>0,764239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7.62862" calcext:value-type="float">
            <text:p>7,62862</text:p>
          </table:table-cell>
          <table:table-cell table:style-name="ce7" office:value-type="float" office:value="0.770183" calcext:value-type="float">
            <text:p>7,70E-01</text:p>
          </table:table-cell>
        </table:table-row>
        <table:table-row table:style-name="ro2">
          <table:table-cell table:number-columns-repeated="2" table:style-name="ce3" office:value-type="string" calcext:value-type="string">
            <text:p>BRIS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0.4034" calcext:value-type="float">
            <text:p>10,4034</text:p>
          </table:table-cell>
          <table:table-cell table:style-name="ce6" office:value-type="float" office:value="0.771265" calcext:value-type="float">
            <text:p>0,771265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4.8637" calcext:value-type="float">
            <text:p>14,8637</text:p>
          </table:table-cell>
          <table:table-cell table:style-name="ce7" office:value-type="float" office:value="0.772638" calcext:value-type="float">
            <text:p>7,73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0.321" calcext:value-type="float">
            <text:p>10,321</text:p>
          </table:table-cell>
          <table:table-cell table:style-name="ce6" office:value-type="float" office:value="0.774382" calcext:value-type="float">
            <text:p>0,774382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1.7326" calcext:value-type="float">
            <text:p>11,7326</text:p>
          </table:table-cell>
          <table:table-cell table:style-name="ce7" office:value-type="float" office:value="0.783011" calcext:value-type="float">
            <text:p>7,83E-01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5.1205" calcext:value-type="float">
            <text:p>15,1205</text:p>
          </table:table-cell>
          <table:table-cell table:style-name="ce6" office:value-type="float" office:value="0.787726" calcext:value-type="float">
            <text:p>0,787726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10.3451" calcext:value-type="float">
            <text:p>10,3451</text:p>
          </table:table-cell>
          <table:table-cell table:style-name="ce7" office:value-type="float" office:value="0.798482" calcext:value-type="float">
            <text:p>7,98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3.3176" calcext:value-type="float">
            <text:p>13,3176</text:p>
          </table:table-cell>
          <table:table-cell table:style-name="ce6" office:value-type="float" office:value="0.801968" calcext:value-type="float">
            <text:p>0,801968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1.9997" calcext:value-type="float">
            <text:p>11,9997</text:p>
          </table:table-cell>
          <table:table-cell table:style-name="ce7" office:value-type="float" office:value="0.808876" calcext:value-type="float">
            <text:p>8,09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3.2768" calcext:value-type="float">
            <text:p>13,2768</text:p>
          </table:table-cell>
          <table:table-cell table:style-name="ce6" office:value-type="float" office:value="0.814234" calcext:value-type="float">
            <text:p>0,814234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0.7787" calcext:value-type="float">
            <text:p>10,7787</text:p>
          </table:table-cell>
          <table:table-cell table:style-name="ce7" office:value-type="float" office:value="0.814305" calcext:value-type="float">
            <text:p>8,14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3.8554" calcext:value-type="float">
            <text:p>13,8554</text:p>
          </table:table-cell>
          <table:table-cell table:style-name="ce6" office:value-type="float" office:value="0.831305" calcext:value-type="float">
            <text:p>0,831305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1.9646" calcext:value-type="float">
            <text:p>11,9646</text:p>
          </table:table-cell>
          <table:table-cell table:style-name="ce7" office:value-type="float" office:value="0.844005" calcext:value-type="float">
            <text:p>8,44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8.69643" calcext:value-type="float">
            <text:p>8,69643</text:p>
          </table:table-cell>
          <table:table-cell table:style-name="ce6" office:value-type="float" office:value="0.850152" calcext:value-type="float">
            <text:p>0,850152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7.5409" calcext:value-type="float">
            <text:p>17,5409</text:p>
          </table:table-cell>
          <table:table-cell table:style-name="ce7" office:value-type="float" office:value="0.85155" calcext:value-type="float">
            <text:p>8,52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3.5311" calcext:value-type="float">
            <text:p>13,5311</text:p>
          </table:table-cell>
          <table:table-cell table:style-name="ce6" office:value-type="float" office:value="0.8524" calcext:value-type="float">
            <text:p>0,8524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3.5311" calcext:value-type="float">
            <text:p>13,5311</text:p>
          </table:table-cell>
          <table:table-cell table:style-name="ce7" office:value-type="float" office:value="0.8524" calcext:value-type="float">
            <text:p>8,52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0.83" calcext:value-type="float">
            <text:p>10,83</text:p>
          </table:table-cell>
          <table:table-cell table:style-name="ce6" office:value-type="float" office:value="0.865627" calcext:value-type="float">
            <text:p>0,865627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2.1563" calcext:value-type="float">
            <text:p>12,1563</text:p>
          </table:table-cell>
          <table:table-cell table:style-name="ce7" office:value-type="float" office:value="0.867801" calcext:value-type="float">
            <text:p>8,68E-01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0.834" calcext:value-type="float">
            <text:p>10,834</text:p>
          </table:table-cell>
          <table:table-cell table:style-name="ce6" office:value-type="float" office:value="0.869576" calcext:value-type="float">
            <text:p>0,869576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1.8061" calcext:value-type="float">
            <text:p>11,8061</text:p>
          </table:table-cell>
          <table:table-cell table:style-name="ce7" office:value-type="float" office:value="0.872626" calcext:value-type="float">
            <text:p>8,73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2.8595" calcext:value-type="float">
            <text:p>12,8595</text:p>
          </table:table-cell>
          <table:table-cell table:style-name="ce6" office:value-type="float" office:value="0.875152" calcext:value-type="float">
            <text:p>0,875152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3.5599" calcext:value-type="float">
            <text:p>13,5599</text:p>
          </table:table-cell>
          <table:table-cell table:style-name="ce7" office:value-type="float" office:value="0.881141" calcext:value-type="float">
            <text:p>8,81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0.2931" calcext:value-type="float">
            <text:p>10,2931</text:p>
          </table:table-cell>
          <table:table-cell table:style-name="ce6" office:value-type="float" office:value="0.881533" calcext:value-type="float">
            <text:p>0,881533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0.2931" calcext:value-type="float">
            <text:p>10,2931</text:p>
          </table:table-cell>
          <table:table-cell table:style-name="ce7" office:value-type="float" office:value="0.881533" calcext:value-type="float">
            <text:p>8,82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0.2931" calcext:value-type="float">
            <text:p>10,2931</text:p>
          </table:table-cell>
          <table:table-cell table:style-name="ce6" office:value-type="float" office:value="0.881533" calcext:value-type="float">
            <text:p>0,881533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3.2054" calcext:value-type="float">
            <text:p>13,2054</text:p>
          </table:table-cell>
          <table:table-cell table:style-name="ce7" office:value-type="float" office:value="0.885662" calcext:value-type="float">
            <text:p>8,86E-01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3.5648" calcext:value-type="float">
            <text:p>13,5648</text:p>
          </table:table-cell>
          <table:table-cell table:style-name="ce6" office:value-type="float" office:value="0.886053" calcext:value-type="float">
            <text:p>0,886053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3.9107" calcext:value-type="float">
            <text:p>13,9107</text:p>
          </table:table-cell>
          <table:table-cell table:style-name="ce7" office:value-type="float" office:value="0.886562" calcext:value-type="float">
            <text:p>8,87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5036" calcext:value-type="float">
            <text:p>13,5036</text:p>
          </table:table-cell>
          <table:table-cell table:style-name="ce6" office:value-type="float" office:value="0.889379" calcext:value-type="float">
            <text:p>0,889379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9.46445" calcext:value-type="float">
            <text:p>9,46445</text:p>
          </table:table-cell>
          <table:table-cell table:style-name="ce7" office:value-type="float" office:value="0.890921" calcext:value-type="float">
            <text:p>8,91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9.29462" calcext:value-type="float">
            <text:p>9,29462</text:p>
          </table:table-cell>
          <table:table-cell table:style-name="ce6" office:value-type="float" office:value="0.895817" calcext:value-type="float">
            <text:p>0,895817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4.0244" calcext:value-type="float">
            <text:p>14,0244</text:p>
          </table:table-cell>
          <table:table-cell table:style-name="ce7" office:value-type="float" office:value="0.900307" calcext:value-type="float">
            <text:p>9,00E-01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5168" calcext:value-type="float">
            <text:p>13,5168</text:p>
          </table:table-cell>
          <table:table-cell table:style-name="ce6" office:value-type="float" office:value="0.902587" calcext:value-type="float">
            <text:p>0,902587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4.0331" calcext:value-type="float">
            <text:p>14,0331</text:p>
          </table:table-cell>
          <table:table-cell table:style-name="ce7" office:value-type="float" office:value="0.908961" calcext:value-type="float">
            <text:p>9,09E-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8932" calcext:value-type="float">
            <text:p>11,8932</text:p>
          </table:table-cell>
          <table:table-cell table:style-name="ce6" office:value-type="float" office:value="0.915368" calcext:value-type="float">
            <text:p>0,915368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9.497" calcext:value-type="float">
            <text:p>9,497</text:p>
          </table:table-cell>
          <table:table-cell table:style-name="ce7" office:value-type="float" office:value="0.923474" calcext:value-type="float">
            <text:p>9,23E-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2.9162" calcext:value-type="float">
            <text:p>12,9162</text:p>
          </table:table-cell>
          <table:table-cell table:style-name="ce6" office:value-type="float" office:value="0.93186" calcext:value-type="float">
            <text:p>0,93186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2.9162" calcext:value-type="float">
            <text:p>12,9162</text:p>
          </table:table-cell>
          <table:table-cell table:style-name="ce7" office:value-type="float" office:value="0.93186" calcext:value-type="float">
            <text:p>9,32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5535" calcext:value-type="float">
            <text:p>13,5535</text:p>
          </table:table-cell>
          <table:table-cell table:style-name="ce6" office:value-type="float" office:value="0.939302" calcext:value-type="float">
            <text:p>0,93930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2.183" calcext:value-type="float">
            <text:p>12,183</text:p>
          </table:table-cell>
          <table:table-cell table:style-name="ce7" office:value-type="float" office:value="0.941145" calcext:value-type="float">
            <text:p>9,41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2.0828" calcext:value-type="float">
            <text:p>12,0828</text:p>
          </table:table-cell>
          <table:table-cell table:style-name="ce6" office:value-type="float" office:value="0.941351" calcext:value-type="float">
            <text:p>0,941351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3.6217" calcext:value-type="float">
            <text:p>13,6217</text:p>
          </table:table-cell>
          <table:table-cell table:style-name="ce7" office:value-type="float" office:value="0.942989" calcext:value-type="float">
            <text:p>9,43E-01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0.4612" calcext:value-type="float">
            <text:p>10,4612</text:p>
          </table:table-cell>
          <table:table-cell table:style-name="ce6" office:value-type="float" office:value="0.945076" calcext:value-type="float">
            <text:p>0,945076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0.4636" calcext:value-type="float">
            <text:p>10,4636</text:p>
          </table:table-cell>
          <table:table-cell table:style-name="ce7" office:value-type="float" office:value="0.947439" calcext:value-type="float">
            <text:p>9,47E-01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0.9191" calcext:value-type="float">
            <text:p>10,9191</text:p>
          </table:table-cell>
          <table:table-cell table:style-name="ce6" office:value-type="float" office:value="0.95473" calcext:value-type="float">
            <text:p>0,95473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1.5285" calcext:value-type="float">
            <text:p>11,5285</text:p>
          </table:table-cell>
          <table:table-cell table:style-name="ce7" office:value-type="float" office:value="0.98708" calcext:value-type="float">
            <text:p>9,87E-01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8.54253" calcext:value-type="float">
            <text:p>8,54253</text:p>
          </table:table-cell>
          <table:table-cell table:style-name="ce6" office:value-type="float" office:value="1.00405" calcext:value-type="float">
            <text:p>1,00405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8.54253" calcext:value-type="float">
            <text:p>8,54253</text:p>
          </table:table-cell>
          <table:table-cell table:style-name="ce7" office:value-type="float" office:value="1.00405" calcext:value-type="float">
            <text:p>1,00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1.5051" calcext:value-type="float">
            <text:p>11,5051</text:p>
          </table:table-cell>
          <table:table-cell table:style-name="ce6" office:value-type="float" office:value="1.01054" calcext:value-type="float">
            <text:p>1,01054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1.6034" calcext:value-type="float">
            <text:p>11,6034</text:p>
          </table:table-cell>
          <table:table-cell table:style-name="ce7" office:value-type="float" office:value="1.01081" calcext:value-type="float">
            <text:p>1,01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10.6113" calcext:value-type="float">
            <text:p>10,6113</text:p>
          </table:table-cell>
          <table:table-cell table:style-name="ce6" office:value-type="float" office:value="1.01271" calcext:value-type="float">
            <text:p>1,01271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4.8722" calcext:value-type="float">
            <text:p>14,8722</text:p>
          </table:table-cell>
          <table:table-cell table:style-name="ce7" office:value-type="float" office:value="1.03605" calcext:value-type="float">
            <text:p>1,04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3.0549" calcext:value-type="float">
            <text:p>13,0549</text:p>
          </table:table-cell>
          <table:table-cell table:style-name="ce6" office:value-type="float" office:value="1.03613" calcext:value-type="float">
            <text:p>1,03613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8.50336" calcext:value-type="float">
            <text:p>8,50336</text:p>
          </table:table-cell>
          <table:table-cell table:style-name="ce7" office:value-type="float" office:value="1.04322" calcext:value-type="float">
            <text:p>1,0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7611" calcext:value-type="float">
            <text:p>11,7611</text:p>
          </table:table-cell>
          <table:table-cell table:style-name="ce6" office:value-type="float" office:value="1.0475" calcext:value-type="float">
            <text:p>1,0475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9.6287" calcext:value-type="float">
            <text:p>9,6287</text:p>
          </table:table-cell>
          <table:table-cell table:style-name="ce7" office:value-type="float" office:value="1.05517" calcext:value-type="float">
            <text:p>1,06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7502" calcext:value-type="float">
            <text:p>11,7502</text:p>
          </table:table-cell>
          <table:table-cell table:style-name="ce6" office:value-type="float" office:value="1.05838" calcext:value-type="float">
            <text:p>1,05838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2.0602" calcext:value-type="float">
            <text:p>12,0602</text:p>
          </table:table-cell>
          <table:table-cell table:style-name="ce7" office:value-type="float" office:value="1.06391" calcext:value-type="float">
            <text:p>1,06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0.6212" calcext:value-type="float">
            <text:p>10,6212</text:p>
          </table:table-cell>
          <table:table-cell table:style-name="ce6" office:value-type="float" office:value="1.07461" calcext:value-type="float">
            <text:p>1,07461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3.7589" calcext:value-type="float">
            <text:p>13,7589</text:p>
          </table:table-cell>
          <table:table-cell table:style-name="ce7" office:value-type="float" office:value="1.08019" calcext:value-type="float">
            <text:p>1,08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7283" calcext:value-type="float">
            <text:p>11,7283</text:p>
          </table:table-cell>
          <table:table-cell table:style-name="ce6" office:value-type="float" office:value="1.08031" calcext:value-type="float">
            <text:p>1,08031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3.5993" calcext:value-type="float">
            <text:p>13,5993</text:p>
          </table:table-cell>
          <table:table-cell table:style-name="ce7" office:value-type="float" office:value="1.08365" calcext:value-type="float">
            <text:p>1,08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3.0017" calcext:value-type="float">
            <text:p>13,0017</text:p>
          </table:table-cell>
          <table:table-cell table:style-name="ce6" office:value-type="float" office:value="1.08934" calcext:value-type="float">
            <text:p>1,08934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0.6927" calcext:value-type="float">
            <text:p>10,6927</text:p>
          </table:table-cell>
          <table:table-cell table:style-name="ce7" office:value-type="float" office:value="1.09412" calcext:value-type="float">
            <text:p>1,09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2.2735" calcext:value-type="float">
            <text:p>12,2735</text:p>
          </table:table-cell>
          <table:table-cell table:style-name="ce6" office:value-type="float" office:value="1.0989" calcext:value-type="float">
            <text:p>1,0989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10.6538" calcext:value-type="float">
            <text:p>10,6538</text:p>
          </table:table-cell>
          <table:table-cell table:style-name="ce7" office:value-type="float" office:value="1.10725" calcext:value-type="float">
            <text:p>1,11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1.9008" calcext:value-type="float">
            <text:p>11,9008</text:p>
          </table:table-cell>
          <table:table-cell table:style-name="ce6" office:value-type="float" office:value="1.12328" calcext:value-type="float">
            <text:p>1,12328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0.7291" calcext:value-type="float">
            <text:p>10,7291</text:p>
          </table:table-cell>
          <table:table-cell table:style-name="ce7" office:value-type="float" office:value="1.13043" calcext:value-type="float">
            <text:p>1,13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3.6475" calcext:value-type="float">
            <text:p>13,6475</text:p>
          </table:table-cell>
          <table:table-cell table:style-name="ce6" office:value-type="float" office:value="1.13188" calcext:value-type="float">
            <text:p>1,13188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1.6726" calcext:value-type="float">
            <text:p>11,6726</text:p>
          </table:table-cell>
          <table:table-cell table:style-name="ce7" office:value-type="float" office:value="1.13599" calcext:value-type="float">
            <text:p>1,1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3.6535" calcext:value-type="float">
            <text:p>13,6535</text:p>
          </table:table-cell>
          <table:table-cell table:style-name="ce6" office:value-type="float" office:value="1.13795" calcext:value-type="float">
            <text:p>1,13795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1.6702" calcext:value-type="float">
            <text:p>11,6702</text:p>
          </table:table-cell>
          <table:table-cell table:style-name="ce7" office:value-type="float" office:value="1.13837" calcext:value-type="float">
            <text:p>1,14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6702" calcext:value-type="float">
            <text:p>11,6702</text:p>
          </table:table-cell>
          <table:table-cell table:style-name="ce6" office:value-type="float" office:value="1.13837" calcext:value-type="float">
            <text:p>1,13837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1.6702" calcext:value-type="float">
            <text:p>11,6702</text:p>
          </table:table-cell>
          <table:table-cell table:style-name="ce7" office:value-type="float" office:value="1.13837" calcext:value-type="float">
            <text:p>1,14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6702" calcext:value-type="float">
            <text:p>11,6702</text:p>
          </table:table-cell>
          <table:table-cell table:style-name="ce6" office:value-type="float" office:value="1.13837" calcext:value-type="float">
            <text:p>1,13837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7.25857" calcext:value-type="float">
            <text:p>7,25857</text:p>
          </table:table-cell>
          <table:table-cell table:style-name="ce7" office:value-type="float" office:value="1.14024" calcext:value-type="float">
            <text:p>1,14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9.71799" calcext:value-type="float">
            <text:p>9,71799</text:p>
          </table:table-cell>
          <table:table-cell table:style-name="ce6" office:value-type="float" office:value="1.14446" calcext:value-type="float">
            <text:p>1,14446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8.80945" calcext:value-type="float">
            <text:p>8,80945</text:p>
          </table:table-cell>
          <table:table-cell table:style-name="ce7" office:value-type="float" office:value="1.15494" calcext:value-type="float">
            <text:p>1,15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5.5328" calcext:value-type="float">
            <text:p>15,5328</text:p>
          </table:table-cell>
          <table:table-cell table:style-name="ce6" office:value-type="float" office:value="1.15659" calcext:value-type="float">
            <text:p>1,15659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0.7609" calcext:value-type="float">
            <text:p>10,7609</text:p>
          </table:table-cell>
          <table:table-cell table:style-name="ce7" office:value-type="float" office:value="1.16225" calcext:value-type="float">
            <text:p>1,16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3.9829" calcext:value-type="float">
            <text:p>13,9829</text:p>
          </table:table-cell>
          <table:table-cell table:style-name="ce6" office:value-type="float" office:value="1.17431" calcext:value-type="float">
            <text:p>1,17431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8.78669" calcext:value-type="float">
            <text:p>8,78669</text:p>
          </table:table-cell>
          <table:table-cell table:style-name="ce7" office:value-type="float" office:value="1.1777" calcext:value-type="float">
            <text:p>1,18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3.7943" calcext:value-type="float">
            <text:p>13,7943</text:p>
          </table:table-cell>
          <table:table-cell table:style-name="ce6" office:value-type="float" office:value="1.18008" calcext:value-type="float">
            <text:p>1,18008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0.8" calcext:value-type="float">
            <text:p>10,8</text:p>
          </table:table-cell>
          <table:table-cell table:style-name="ce7" office:value-type="float" office:value="1.18435" calcext:value-type="float">
            <text:p>1,18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3.8675" calcext:value-type="float">
            <text:p>13,8675</text:p>
          </table:table-cell>
          <table:table-cell table:style-name="ce6" office:value-type="float" office:value="1.18879" calcext:value-type="float">
            <text:p>1,18879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1.9104" calcext:value-type="float">
            <text:p>11,9104</text:p>
          </table:table-cell>
          <table:table-cell table:style-name="ce7" office:value-type="float" office:value="1.21376" calcext:value-type="float">
            <text:p>1,21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2.877" calcext:value-type="float">
            <text:p>12,877</text:p>
          </table:table-cell>
          <table:table-cell table:style-name="ce6" office:value-type="float" office:value="1.21397" calcext:value-type="float">
            <text:p>1,21397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1.4624" calcext:value-type="float">
            <text:p>11,4624</text:p>
          </table:table-cell>
          <table:table-cell table:style-name="ce7" office:value-type="float" office:value="1.21636" calcext:value-type="float">
            <text:p>1,22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4.685" calcext:value-type="float">
            <text:p>14,685</text:p>
          </table:table-cell>
          <table:table-cell table:style-name="ce6" office:value-type="float" office:value="1.2232" calcext:value-type="float">
            <text:p>1,2232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9.8022" calcext:value-type="float">
            <text:p>9,8022</text:p>
          </table:table-cell>
          <table:table-cell table:style-name="ce7" office:value-type="float" office:value="1.22867" calcext:value-type="float">
            <text:p>1,23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3.2227" calcext:value-type="float">
            <text:p>13,2227</text:p>
          </table:table-cell>
          <table:table-cell table:style-name="ce6" office:value-type="float" office:value="1.23835" calcext:value-type="float">
            <text:p>1,23835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9.64049" calcext:value-type="float">
            <text:p>9,64049</text:p>
          </table:table-cell>
          <table:table-cell table:style-name="ce7" office:value-type="float" office:value="1.24169" calcext:value-type="float">
            <text:p>1,2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3.2268" calcext:value-type="float">
            <text:p>13,2268</text:p>
          </table:table-cell>
          <table:table-cell table:style-name="ce6" office:value-type="float" office:value="1.24242" calcext:value-type="float">
            <text:p>1,2424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4.6618" calcext:value-type="float">
            <text:p>14,6618</text:p>
          </table:table-cell>
          <table:table-cell table:style-name="ce7" office:value-type="float" office:value="1.24644" calcext:value-type="float">
            <text:p>1,25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7.9394" calcext:value-type="float">
            <text:p>17,9394</text:p>
          </table:table-cell>
          <table:table-cell table:style-name="ce6" office:value-type="float" office:value="1.24996" calcext:value-type="float">
            <text:p>1,24996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0.7835" calcext:value-type="float">
            <text:p>10,7835</text:p>
          </table:table-cell>
          <table:table-cell table:style-name="ce7" office:value-type="float" office:value="1.26734" calcext:value-type="float">
            <text:p>1,27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1.8559" calcext:value-type="float">
            <text:p>11,8559</text:p>
          </table:table-cell>
          <table:table-cell table:style-name="ce6" office:value-type="float" office:value="1.26824" calcext:value-type="float">
            <text:p>1,26824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1.8559" calcext:value-type="float">
            <text:p>11,8559</text:p>
          </table:table-cell>
          <table:table-cell table:style-name="ce7" office:value-type="float" office:value="1.26824" calcext:value-type="float">
            <text:p>1,27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2.8134" calcext:value-type="float">
            <text:p>12,8134</text:p>
          </table:table-cell>
          <table:table-cell table:style-name="ce6" office:value-type="float" office:value="1.27761" calcext:value-type="float">
            <text:p>1,27761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0.2426" calcext:value-type="float">
            <text:p>10,2426</text:p>
          </table:table-cell>
          <table:table-cell table:style-name="ce7" office:value-type="float" office:value="1.28277" calcext:value-type="float">
            <text:p>1,28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2.4722" calcext:value-type="float">
            <text:p>12,4722</text:p>
          </table:table-cell>
          <table:table-cell table:style-name="ce6" office:value-type="float" office:value="1.29752" calcext:value-type="float">
            <text:p>1,29752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9.8754" calcext:value-type="float">
            <text:p>9,8754</text:p>
          </table:table-cell>
          <table:table-cell table:style-name="ce7" office:value-type="float" office:value="1.30188" calcext:value-type="float">
            <text:p>1,30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8.20377" calcext:value-type="float">
            <text:p>8,20377</text:p>
          </table:table-cell>
          <table:table-cell table:style-name="ce6" office:value-type="float" office:value="1.3124" calcext:value-type="float">
            <text:p>1,3124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1.7069" calcext:value-type="float">
            <text:p>11,7069</text:p>
          </table:table-cell>
          <table:table-cell table:style-name="ce7" office:value-type="float" office:value="1.31727" calcext:value-type="float">
            <text:p>1,32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0.2772" calcext:value-type="float">
            <text:p>10,2772</text:p>
          </table:table-cell>
          <table:table-cell table:style-name="ce6" office:value-type="float" office:value="1.3174" calcext:value-type="float">
            <text:p>1,3174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2.7591" calcext:value-type="float">
            <text:p>12,7591</text:p>
          </table:table-cell>
          <table:table-cell table:style-name="ce7" office:value-type="float" office:value="1.33189" calcext:value-type="float">
            <text:p>1,33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4.4599" calcext:value-type="float">
            <text:p>14,4599</text:p>
          </table:table-cell>
          <table:table-cell table:style-name="ce6" office:value-type="float" office:value="1.33578" calcext:value-type="float">
            <text:p>1,33578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2.7549" calcext:value-type="float">
            <text:p>12,7549</text:p>
          </table:table-cell>
          <table:table-cell table:style-name="ce7" office:value-type="float" office:value="1.33607" calcext:value-type="float">
            <text:p>1,34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4.5574" calcext:value-type="float">
            <text:p>14,5574</text:p>
          </table:table-cell>
          <table:table-cell table:style-name="ce6" office:value-type="float" office:value="1.35083" calcext:value-type="float">
            <text:p>1,35083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0.9626" calcext:value-type="float">
            <text:p>10,9626</text:p>
          </table:table-cell>
          <table:table-cell table:style-name="ce7" office:value-type="float" office:value="1.36395" calcext:value-type="float">
            <text:p>1,36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0.9093" calcext:value-type="float">
            <text:p>10,9093</text:p>
          </table:table-cell>
          <table:table-cell table:style-name="ce6" office:value-type="float" office:value="1.39314" calcext:value-type="float">
            <text:p>1,39314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2.5741" calcext:value-type="float">
            <text:p>12,5741</text:p>
          </table:table-cell>
          <table:table-cell table:style-name="ce7" office:value-type="float" office:value="1.39944" calcext:value-type="float">
            <text:p>1,40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1.1123" calcext:value-type="float">
            <text:p>11,1123</text:p>
          </table:table-cell>
          <table:table-cell table:style-name="ce6" office:value-type="float" office:value="1.40328" calcext:value-type="float">
            <text:p>1,40328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0.9329" calcext:value-type="float">
            <text:p>10,9329</text:p>
          </table:table-cell>
          <table:table-cell table:style-name="ce7" office:value-type="float" office:value="1.4167" calcext:value-type="float">
            <text:p>1,42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4.0331" calcext:value-type="float">
            <text:p>14,0331</text:p>
          </table:table-cell>
          <table:table-cell table:style-name="ce6" office:value-type="float" office:value="1.41888" calcext:value-type="float">
            <text:p>1,41888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1.079" calcext:value-type="float">
            <text:p>11,079</text:p>
          </table:table-cell>
          <table:table-cell table:style-name="ce7" office:value-type="float" office:value="1.4366" calcext:value-type="float">
            <text:p>1,4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3592" calcext:value-type="float">
            <text:p>11,3592</text:p>
          </table:table-cell>
          <table:table-cell table:style-name="ce6" office:value-type="float" office:value="1.4494" calcext:value-type="float">
            <text:p>1,4494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11.3567" calcext:value-type="float">
            <text:p>11,3567</text:p>
          </table:table-cell>
          <table:table-cell table:style-name="ce7" office:value-type="float" office:value="1.45194" calcext:value-type="float">
            <text:p>1,45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4.1505" calcext:value-type="float">
            <text:p>14,1505</text:p>
          </table:table-cell>
          <table:table-cell table:style-name="ce6" office:value-type="float" office:value="1.47182" calcext:value-type="float">
            <text:p>1,4718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0781" calcext:value-type="float">
            <text:p>11,0781</text:p>
          </table:table-cell>
          <table:table-cell table:style-name="ce7" office:value-type="float" office:value="1.47944" calcext:value-type="float">
            <text:p>1,48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4.5039" calcext:value-type="float">
            <text:p>14,5039</text:p>
          </table:table-cell>
          <table:table-cell table:style-name="ce6" office:value-type="float" office:value="1.47975" calcext:value-type="float">
            <text:p>1,47975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0775" calcext:value-type="float">
            <text:p>10,0775</text:p>
          </table:table-cell>
          <table:table-cell table:style-name="ce7" office:value-type="float" office:value="1.50393" calcext:value-type="float">
            <text:p>1,50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4.0226" calcext:value-type="float">
            <text:p>14,0226</text:p>
          </table:table-cell>
          <table:table-cell table:style-name="ce6" office:value-type="float" office:value="1.50699" calcext:value-type="float">
            <text:p>1,50699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1095" calcext:value-type="float">
            <text:p>11,1095</text:p>
          </table:table-cell>
          <table:table-cell table:style-name="ce7" office:value-type="float" office:value="1.51084" calcext:value-type="float">
            <text:p>1,51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2.6919" calcext:value-type="float">
            <text:p>12,6919</text:p>
          </table:table-cell>
          <table:table-cell table:style-name="ce6" office:value-type="float" office:value="1.51727" calcext:value-type="float">
            <text:p>1,51727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11.0839" calcext:value-type="float">
            <text:p>11,0839</text:p>
          </table:table-cell>
          <table:table-cell table:style-name="ce7" office:value-type="float" office:value="1.53736" calcext:value-type="float">
            <text:p>1,54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2.5523" calcext:value-type="float">
            <text:p>12,5523</text:p>
          </table:table-cell>
          <table:table-cell table:style-name="ce6" office:value-type="float" office:value="1.53871" calcext:value-type="float">
            <text:p>1,53871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1.5057" calcext:value-type="float">
            <text:p>11,5057</text:p>
          </table:table-cell>
          <table:table-cell table:style-name="ce7" office:value-type="float" office:value="1.54133" calcext:value-type="float">
            <text:p>1,54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1.5744" calcext:value-type="float">
            <text:p>11,5744</text:p>
          </table:table-cell>
          <table:table-cell table:style-name="ce6" office:value-type="float" office:value="1.54967" calcext:value-type="float">
            <text:p>1,54967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11.1009" calcext:value-type="float">
            <text:p>11,1009</text:p>
          </table:table-cell>
          <table:table-cell table:style-name="ce7" office:value-type="float" office:value="1.55432" calcext:value-type="float">
            <text:p>1,55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4.2385" calcext:value-type="float">
            <text:p>14,2385</text:p>
          </table:table-cell>
          <table:table-cell table:style-name="ce6" office:value-type="float" office:value="1.5598" calcext:value-type="float">
            <text:p>1,5598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2.7348" calcext:value-type="float">
            <text:p>12,7348</text:p>
          </table:table-cell>
          <table:table-cell table:style-name="ce7" office:value-type="float" office:value="1.56014" calcext:value-type="float">
            <text:p>1,56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SIFT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1.2372" calcext:value-type="float">
            <text:p>11,2372</text:p>
          </table:table-cell>
          <table:table-cell table:style-name="ce6" office:value-type="float" office:value="1.57141" calcext:value-type="float">
            <text:p>1,57141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4.3268" calcext:value-type="float">
            <text:p>14,3268</text:p>
          </table:table-cell>
          <table:table-cell table:style-name="ce7" office:value-type="float" office:value="1.58147" calcext:value-type="float">
            <text:p>1,58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7.95298" calcext:value-type="float">
            <text:p>7,95298</text:p>
          </table:table-cell>
          <table:table-cell table:style-name="ce6" office:value-type="float" office:value="1.5936" calcext:value-type="float">
            <text:p>1,5936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4.1113" calcext:value-type="float">
            <text:p>14,1113</text:p>
          </table:table-cell>
          <table:table-cell table:style-name="ce7" office:value-type="float" office:value="1.59571" calcext:value-type="float">
            <text:p>1,60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1.0081" calcext:value-type="float">
            <text:p>11,0081</text:p>
          </table:table-cell>
          <table:table-cell table:style-name="ce6" office:value-type="float" office:value="1.6061" calcext:value-type="float">
            <text:p>1,6061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1.0081" calcext:value-type="float">
            <text:p>11,0081</text:p>
          </table:table-cell>
          <table:table-cell table:style-name="ce7" office:value-type="float" office:value="1.6061" calcext:value-type="float">
            <text:p>1,61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1.0081" calcext:value-type="float">
            <text:p>11,0081</text:p>
          </table:table-cell>
          <table:table-cell table:style-name="ce6" office:value-type="float" office:value="1.6061" calcext:value-type="float">
            <text:p>1,6061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1.0081" calcext:value-type="float">
            <text:p>11,0081</text:p>
          </table:table-cell>
          <table:table-cell table:style-name="ce7" office:value-type="float" office:value="1.6061" calcext:value-type="float">
            <text:p>1,61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3.5907" calcext:value-type="float">
            <text:p>13,5907</text:p>
          </table:table-cell>
          <table:table-cell table:style-name="ce6" office:value-type="float" office:value="1.60637" calcext:value-type="float">
            <text:p>1,60637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0.9082" calcext:value-type="float">
            <text:p>10,9082</text:p>
          </table:table-cell>
          <table:table-cell table:style-name="ce7" office:value-type="float" office:value="1.60738" calcext:value-type="float">
            <text:p>1,61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0.9082" calcext:value-type="float">
            <text:p>10,9082</text:p>
          </table:table-cell>
          <table:table-cell table:style-name="ce6" office:value-type="float" office:value="1.60738" calcext:value-type="float">
            <text:p>1,60738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0.9082" calcext:value-type="float">
            <text:p>10,9082</text:p>
          </table:table-cell>
          <table:table-cell table:style-name="ce7" office:value-type="float" office:value="1.60738" calcext:value-type="float">
            <text:p>1,61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1.5062" calcext:value-type="float">
            <text:p>11,5062</text:p>
          </table:table-cell>
          <table:table-cell table:style-name="ce6" office:value-type="float" office:value="1.61788" calcext:value-type="float">
            <text:p>1,61788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0.5791" calcext:value-type="float">
            <text:p>10,5791</text:p>
          </table:table-cell>
          <table:table-cell table:style-name="ce7" office:value-type="float" office:value="1.61936" calcext:value-type="float">
            <text:p>1,62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0.5963" calcext:value-type="float">
            <text:p>10,5963</text:p>
          </table:table-cell>
          <table:table-cell table:style-name="ce6" office:value-type="float" office:value="1.63653" calcext:value-type="float">
            <text:p>1,63653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2263" calcext:value-type="float">
            <text:p>10,2263</text:p>
          </table:table-cell>
          <table:table-cell table:style-name="ce7" office:value-type="float" office:value="1.65274" calcext:value-type="float">
            <text:p>1,65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1.6218" calcext:value-type="float">
            <text:p>11,6218</text:p>
          </table:table-cell>
          <table:table-cell table:style-name="ce6" office:value-type="float" office:value="1.65737" calcext:value-type="float">
            <text:p>1,65737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2331" calcext:value-type="float">
            <text:p>10,2331</text:p>
          </table:table-cell>
          <table:table-cell table:style-name="ce7" office:value-type="float" office:value="1.65957" calcext:value-type="float">
            <text:p>1,66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1.3507" calcext:value-type="float">
            <text:p>11,3507</text:p>
          </table:table-cell>
          <table:table-cell table:style-name="ce6" office:value-type="float" office:value="1.67345" calcext:value-type="float">
            <text:p>1,67345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1.3432" calcext:value-type="float">
            <text:p>11,3432</text:p>
          </table:table-cell>
          <table:table-cell table:style-name="ce7" office:value-type="float" office:value="1.68095" calcext:value-type="float">
            <text:p>1,68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3.67" calcext:value-type="float">
            <text:p>13,67</text:p>
          </table:table-cell>
          <table:table-cell table:style-name="ce6" office:value-type="float" office:value="1.68567" calcext:value-type="float">
            <text:p>1,68567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4.2122" calcext:value-type="float">
            <text:p>14,2122</text:p>
          </table:table-cell>
          <table:table-cell table:style-name="ce7" office:value-type="float" office:value="1.69607" calcext:value-type="float">
            <text:p>1,70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1.3278" calcext:value-type="float">
            <text:p>11,3278</text:p>
          </table:table-cell>
          <table:table-cell table:style-name="ce6" office:value-type="float" office:value="1.69629" calcext:value-type="float">
            <text:p>1,69629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3079" calcext:value-type="float">
            <text:p>11,3079</text:p>
          </table:table-cell>
          <table:table-cell table:style-name="ce7" office:value-type="float" office:value="1.7093" calcext:value-type="float">
            <text:p>1,71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1.2664" calcext:value-type="float">
            <text:p>11,2664</text:p>
          </table:table-cell>
          <table:table-cell table:style-name="ce6" office:value-type="float" office:value="1.71986" calcext:value-type="float">
            <text:p>1,71986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2993" calcext:value-type="float">
            <text:p>10,2993</text:p>
          </table:table-cell>
          <table:table-cell table:style-name="ce7" office:value-type="float" office:value="1.72582" calcext:value-type="float">
            <text:p>1,73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4.1656" calcext:value-type="float">
            <text:p>14,1656</text:p>
          </table:table-cell>
          <table:table-cell table:style-name="ce6" office:value-type="float" office:value="1.74259" calcext:value-type="float">
            <text:p>1,74259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4.9454" calcext:value-type="float">
            <text:p>14,9454</text:p>
          </table:table-cell>
          <table:table-cell table:style-name="ce7" office:value-type="float" office:value="1.744" calcext:value-type="float">
            <text:p>1,7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11.2759" calcext:value-type="float">
            <text:p>11,2759</text:p>
          </table:table-cell>
          <table:table-cell table:style-name="ce6" office:value-type="float" office:value="1.74821" calcext:value-type="float">
            <text:p>1,74821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2.3385" calcext:value-type="float">
            <text:p>12,3385</text:p>
          </table:table-cell>
          <table:table-cell table:style-name="ce7" office:value-type="float" office:value="1.75251" calcext:value-type="float">
            <text:p>1,75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1.7264" calcext:value-type="float">
            <text:p>11,7264</text:p>
          </table:table-cell>
          <table:table-cell table:style-name="ce6" office:value-type="float" office:value="1.76205" calcext:value-type="float">
            <text:p>1,76205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4.4493" calcext:value-type="float">
            <text:p>14,4493</text:p>
          </table:table-cell>
          <table:table-cell table:style-name="ce7" office:value-type="float" office:value="1.77062" calcext:value-type="float">
            <text:p>1,77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BRIS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1.7432" calcext:value-type="float">
            <text:p>11,7432</text:p>
          </table:table-cell>
          <table:table-cell table:style-name="ce6" office:value-type="float" office:value="1.77879" calcext:value-type="float">
            <text:p>1,77879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4.1223" calcext:value-type="float">
            <text:p>14,1223</text:p>
          </table:table-cell>
          <table:table-cell table:style-name="ce7" office:value-type="float" office:value="1.78591" calcext:value-type="float">
            <text:p>1,79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4.9164" calcext:value-type="float">
            <text:p>14,9164</text:p>
          </table:table-cell>
          <table:table-cell table:style-name="ce6" office:value-type="float" office:value="1.79227" calcext:value-type="float">
            <text:p>1,79227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2.9845" calcext:value-type="float">
            <text:p>12,9845</text:p>
          </table:table-cell>
          <table:table-cell table:style-name="ce7" office:value-type="float" office:value="1.80989" calcext:value-type="float">
            <text:p>1,81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4.4287" calcext:value-type="float">
            <text:p>14,4287</text:p>
          </table:table-cell>
          <table:table-cell table:style-name="ce6" office:value-type="float" office:value="1.8145" calcext:value-type="float">
            <text:p>1,8145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3963" calcext:value-type="float">
            <text:p>10,3963</text:p>
          </table:table-cell>
          <table:table-cell table:style-name="ce7" office:value-type="float" office:value="1.82278" calcext:value-type="float">
            <text:p>1,82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1.3883" calcext:value-type="float">
            <text:p>11,3883</text:p>
          </table:table-cell>
          <table:table-cell table:style-name="ce6" office:value-type="float" office:value="1.84167" calcext:value-type="float">
            <text:p>1,84167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1.8149" calcext:value-type="float">
            <text:p>11,8149</text:p>
          </table:table-cell>
          <table:table-cell table:style-name="ce7" office:value-type="float" office:value="1.85056" calcext:value-type="float">
            <text:p>1,85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4.5476" calcext:value-type="float">
            <text:p>14,5476</text:p>
          </table:table-cell>
          <table:table-cell table:style-name="ce6" office:value-type="float" office:value="1.8689" calcext:value-type="float">
            <text:p>1,8689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4.0342" calcext:value-type="float">
            <text:p>14,0342</text:p>
          </table:table-cell>
          <table:table-cell table:style-name="ce7" office:value-type="float" office:value="1.87402" calcext:value-type="float">
            <text:p>1,87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3.0544" calcext:value-type="float">
            <text:p>13,0544</text:p>
          </table:table-cell>
          <table:table-cell table:style-name="ce6" office:value-type="float" office:value="1.87972" calcext:value-type="float">
            <text:p>1,87972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4584" calcext:value-type="float">
            <text:p>10,4584</text:p>
          </table:table-cell>
          <table:table-cell table:style-name="ce7" office:value-type="float" office:value="1.8849" calcext:value-type="float">
            <text:p>1,88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0.8577" calcext:value-type="float">
            <text:p>10,8577</text:p>
          </table:table-cell>
          <table:table-cell table:style-name="ce6" office:value-type="float" office:value="1.89793" calcext:value-type="float">
            <text:p>1,89793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0.7661" calcext:value-type="float">
            <text:p>10,7661</text:p>
          </table:table-cell>
          <table:table-cell table:style-name="ce7" office:value-type="float" office:value="1.9126" calcext:value-type="float">
            <text:p>1,91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10.4862" calcext:value-type="float">
            <text:p>10,4862</text:p>
          </table:table-cell>
          <table:table-cell table:style-name="ce6" office:value-type="float" office:value="1.9127" calcext:value-type="float">
            <text:p>1,9127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10.3186" calcext:value-type="float">
            <text:p>10,3186</text:p>
          </table:table-cell>
          <table:table-cell table:style-name="ce7" office:value-type="float" office:value="1.91977" calcext:value-type="float">
            <text:p>1,92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3.0971" calcext:value-type="float">
            <text:p>13,0971</text:p>
          </table:table-cell>
          <table:table-cell table:style-name="ce6" office:value-type="float" office:value="1.92251" calcext:value-type="float">
            <text:p>1,92251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504" calcext:value-type="float">
            <text:p>10,504</text:p>
          </table:table-cell>
          <table:table-cell table:style-name="ce7" office:value-type="float" office:value="1.93046" calcext:value-type="float">
            <text:p>1,93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0.8744" calcext:value-type="float">
            <text:p>10,8744</text:p>
          </table:table-cell>
          <table:table-cell table:style-name="ce6" office:value-type="float" office:value="1.93416" calcext:value-type="float">
            <text:p>1,93416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2.1376" calcext:value-type="float">
            <text:p>12,1376</text:p>
          </table:table-cell>
          <table:table-cell table:style-name="ce7" office:value-type="float" office:value="1.9534" calcext:value-type="float">
            <text:p>1,95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3.9406" calcext:value-type="float">
            <text:p>13,9406</text:p>
          </table:table-cell>
          <table:table-cell table:style-name="ce6" office:value-type="float" office:value="1.95624" calcext:value-type="float">
            <text:p>1,95624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11.5161" calcext:value-type="float">
            <text:p>11,5161</text:p>
          </table:table-cell>
          <table:table-cell table:style-name="ce7" office:value-type="float" office:value="1.96952" calcext:value-type="float">
            <text:p>1,97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13.1451" calcext:value-type="float">
            <text:p>13,1451</text:p>
          </table:table-cell>
          <table:table-cell table:style-name="ce6" office:value-type="float" office:value="1.97046" calcext:value-type="float">
            <text:p>1,97046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6145" calcext:value-type="float">
            <text:p>11,6145</text:p>
          </table:table-cell>
          <table:table-cell table:style-name="ce7" office:value-type="float" office:value="2.0159" calcext:value-type="float">
            <text:p>2,02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0.9794" calcext:value-type="float">
            <text:p>10,9794</text:p>
          </table:table-cell>
          <table:table-cell table:style-name="ce6" office:value-type="float" office:value="2.01958" calcext:value-type="float">
            <text:p>2,01958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6247" calcext:value-type="float">
            <text:p>11,6247</text:p>
          </table:table-cell>
          <table:table-cell table:style-name="ce7" office:value-type="float" office:value="2.02605" calcext:value-type="float">
            <text:p>2,03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10.6038" calcext:value-type="float">
            <text:p>10,6038</text:p>
          </table:table-cell>
          <table:table-cell table:style-name="ce6" office:value-type="float" office:value="2.03023" calcext:value-type="float">
            <text:p>2,03023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11.5895" calcext:value-type="float">
            <text:p>11,5895</text:p>
          </table:table-cell>
          <table:table-cell table:style-name="ce7" office:value-type="float" office:value="2.0429" calcext:value-type="float">
            <text:p>2,04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6.1346" calcext:value-type="float">
            <text:p>16,1346</text:p>
          </table:table-cell>
          <table:table-cell table:style-name="ce6" office:value-type="float" office:value="2.04358" calcext:value-type="float">
            <text:p>2,04358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0.4701" calcext:value-type="float">
            <text:p>10,4701</text:p>
          </table:table-cell>
          <table:table-cell table:style-name="ce7" office:value-type="float" office:value="2.04547" calcext:value-type="float">
            <text:p>2,05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7.46502" calcext:value-type="float">
            <text:p>7,46502</text:p>
          </table:table-cell>
          <table:table-cell table:style-name="ce6" office:value-type="float" office:value="2.05115" calcext:value-type="float">
            <text:p>2,05115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6524" calcext:value-type="float">
            <text:p>11,6524</text:p>
          </table:table-cell>
          <table:table-cell table:style-name="ce7" office:value-type="float" office:value="2.0538" calcext:value-type="float">
            <text:p>2,05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0.5462" calcext:value-type="float">
            <text:p>10,5462</text:p>
          </table:table-cell>
          <table:table-cell table:style-name="ce6" office:value-type="float" office:value="2.06807" calcext:value-type="float">
            <text:p>2,06807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6725" calcext:value-type="float">
            <text:p>11,6725</text:p>
          </table:table-cell>
          <table:table-cell table:style-name="ce7" office:value-type="float" office:value="2.0739" calcext:value-type="float">
            <text:p>2,07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0353" calcext:value-type="float">
            <text:p>11,0353</text:p>
          </table:table-cell>
          <table:table-cell table:style-name="ce6" office:value-type="float" office:value="2.07553" calcext:value-type="float">
            <text:p>2,07553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0.6503" calcext:value-type="float">
            <text:p>10,6503</text:p>
          </table:table-cell>
          <table:table-cell table:style-name="ce7" office:value-type="float" office:value="2.07682" calcext:value-type="float">
            <text:p>2,08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1.6294" calcext:value-type="float">
            <text:p>11,6294</text:p>
          </table:table-cell>
          <table:table-cell table:style-name="ce6" office:value-type="float" office:value="2.08277" calcext:value-type="float">
            <text:p>2,08277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6815" calcext:value-type="float">
            <text:p>11,6815</text:p>
          </table:table-cell>
          <table:table-cell table:style-name="ce7" office:value-type="float" office:value="2.08288" calcext:value-type="float">
            <text:p>2,08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2.0529" calcext:value-type="float">
            <text:p>12,0529</text:p>
          </table:table-cell>
          <table:table-cell table:style-name="ce6" office:value-type="float" office:value="2.08853" calcext:value-type="float">
            <text:p>2,08853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1.0486" calcext:value-type="float">
            <text:p>11,0486</text:p>
          </table:table-cell>
          <table:table-cell table:style-name="ce7" office:value-type="float" office:value="2.08886" calcext:value-type="float">
            <text:p>2,09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SIFT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0597" calcext:value-type="float">
            <text:p>11,0597</text:p>
          </table:table-cell>
          <table:table-cell table:style-name="ce6" office:value-type="float" office:value="2.09992" calcext:value-type="float">
            <text:p>2,09992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4.0889" calcext:value-type="float">
            <text:p>14,0889</text:p>
          </table:table-cell>
          <table:table-cell table:style-name="ce7" office:value-type="float" office:value="2.10459" calcext:value-type="float">
            <text:p>2,10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1.6227" calcext:value-type="float">
            <text:p>11,6227</text:p>
          </table:table-cell>
          <table:table-cell table:style-name="ce6" office:value-type="float" office:value="2.10656" calcext:value-type="float">
            <text:p>2,10656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1.0145" calcext:value-type="float">
            <text:p>11,0145</text:p>
          </table:table-cell>
          <table:table-cell table:style-name="ce7" office:value-type="float" office:value="2.10964" calcext:value-type="float">
            <text:p>2,11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2.1119" calcext:value-type="float">
            <text:p>12,1119</text:p>
          </table:table-cell>
          <table:table-cell table:style-name="ce6" office:value-type="float" office:value="2.14753" calcext:value-type="float">
            <text:p>2,14753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3.3278" calcext:value-type="float">
            <text:p>13,3278</text:p>
          </table:table-cell>
          <table:table-cell table:style-name="ce7" office:value-type="float" office:value="2.15318" calcext:value-type="float">
            <text:p>2,15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2.1291" calcext:value-type="float">
            <text:p>12,1291</text:p>
          </table:table-cell>
          <table:table-cell table:style-name="ce6" office:value-type="float" office:value="2.1647" calcext:value-type="float">
            <text:p>2,1647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0.3507" calcext:value-type="float">
            <text:p>10,3507</text:p>
          </table:table-cell>
          <table:table-cell table:style-name="ce7" office:value-type="float" office:value="2.16487" calcext:value-type="float">
            <text:p>2,16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10.3448" calcext:value-type="float">
            <text:p>10,3448</text:p>
          </table:table-cell>
          <table:table-cell table:style-name="ce6" office:value-type="float" office:value="2.17085" calcext:value-type="float">
            <text:p>2,17085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1.9174" calcext:value-type="float">
            <text:p>11,9174</text:p>
          </table:table-cell>
          <table:table-cell table:style-name="ce7" office:value-type="float" office:value="2.1736" calcext:value-type="float">
            <text:p>2,17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BRISK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1.8955" calcext:value-type="float">
            <text:p>11,8955</text:p>
          </table:table-cell>
          <table:table-cell table:style-name="ce6" office:value-type="float" office:value="2.1955" calcext:value-type="float">
            <text:p>2,1955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0.8951" calcext:value-type="float">
            <text:p>10,8951</text:p>
          </table:table-cell>
          <table:table-cell table:style-name="ce7" office:value-type="float" office:value="2.22898" calcext:value-type="float">
            <text:p>2,23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1.7575" calcext:value-type="float">
            <text:p>11,7575</text:p>
          </table:table-cell>
          <table:table-cell table:style-name="ce6" office:value-type="float" office:value="2.24136" calcext:value-type="float">
            <text:p>2,24136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4.2295" calcext:value-type="float">
            <text:p>14,2295</text:p>
          </table:table-cell>
          <table:table-cell table:style-name="ce7" office:value-type="float" office:value="2.24511" calcext:value-type="float">
            <text:p>2,25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BRISK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11.8496" calcext:value-type="float">
            <text:p>11,8496</text:p>
          </table:table-cell>
          <table:table-cell table:style-name="ce6" office:value-type="float" office:value="2.25101" calcext:value-type="float">
            <text:p>2,25101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0.8638" calcext:value-type="float">
            <text:p>10,8638</text:p>
          </table:table-cell>
          <table:table-cell table:style-name="ce7" office:value-type="float" office:value="2.2603" calcext:value-type="float">
            <text:p>2,26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11.8855" calcext:value-type="float">
            <text:p>11,8855</text:p>
          </table:table-cell>
          <table:table-cell table:style-name="ce6" office:value-type="float" office:value="2.28684" calcext:value-type="float">
            <text:p>2,28684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4.9679" calcext:value-type="float">
            <text:p>14,9679</text:p>
          </table:table-cell>
          <table:table-cell table:style-name="ce7" office:value-type="float" office:value="2.28918" calcext:value-type="float">
            <text:p>2,29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4.2744" calcext:value-type="float">
            <text:p>14,2744</text:p>
          </table:table-cell>
          <table:table-cell table:style-name="ce6" office:value-type="float" office:value="2.29005" calcext:value-type="float">
            <text:p>2,29005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3.497" calcext:value-type="float">
            <text:p>13,497</text:p>
          </table:table-cell>
          <table:table-cell table:style-name="ce7" office:value-type="float" office:value="2.32234" calcext:value-type="float">
            <text:p>2,32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2833" calcext:value-type="float">
            <text:p>11,2833</text:p>
          </table:table-cell>
          <table:table-cell table:style-name="ce6" office:value-type="float" office:value="2.32354" calcext:value-type="float">
            <text:p>2,32354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4.3647" calcext:value-type="float">
            <text:p>14,3647</text:p>
          </table:table-cell>
          <table:table-cell table:style-name="ce7" office:value-type="float" office:value="2.32468" calcext:value-type="float">
            <text:p>2,32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0.7914" calcext:value-type="float">
            <text:p>10,7914</text:p>
          </table:table-cell>
          <table:table-cell table:style-name="ce6" office:value-type="float" office:value="2.33267" calcext:value-type="float">
            <text:p>2,33267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2.305" calcext:value-type="float">
            <text:p>12,305</text:p>
          </table:table-cell>
          <table:table-cell table:style-name="ce7" office:value-type="float" office:value="2.34064" calcext:value-type="float">
            <text:p>2,3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2.3202" calcext:value-type="float">
            <text:p>12,3202</text:p>
          </table:table-cell>
          <table:table-cell table:style-name="ce6" office:value-type="float" office:value="2.35585" calcext:value-type="float">
            <text:p>2,35585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1.3158" calcext:value-type="float">
            <text:p>11,3158</text:p>
          </table:table-cell>
          <table:table-cell table:style-name="ce7" office:value-type="float" office:value="2.35606" calcext:value-type="float">
            <text:p>2,36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10.4425" calcext:value-type="float">
            <text:p>10,4425</text:p>
          </table:table-cell>
          <table:table-cell table:style-name="ce6" office:value-type="float" office:value="2.3661" calcext:value-type="float">
            <text:p>2,3661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1.9733" calcext:value-type="float">
            <text:p>11,9733</text:p>
          </table:table-cell>
          <table:table-cell table:style-name="ce7" office:value-type="float" office:value="2.37464" calcext:value-type="float">
            <text:p>2,37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341" calcext:value-type="float">
            <text:p>11,341</text:p>
          </table:table-cell>
          <table:table-cell table:style-name="ce6" office:value-type="float" office:value="2.38124" calcext:value-type="float">
            <text:p>2,38124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2.3643" calcext:value-type="float">
            <text:p>12,3643</text:p>
          </table:table-cell>
          <table:table-cell table:style-name="ce7" office:value-type="float" office:value="2.39987" calcext:value-type="float">
            <text:p>2,40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12.0086" calcext:value-type="float">
            <text:p>12,0086</text:p>
          </table:table-cell>
          <table:table-cell table:style-name="ce6" office:value-type="float" office:value="2.41001" calcext:value-type="float">
            <text:p>2,41001</text:p>
          </table:table-cell>
        </table:table-row>
        <table:table-row table:style-name="ro2">
          <table:table-cell table:number-columns-repeated="2" table:style-name="ce2" office:value-type="string" calcext:value-type="string">
            <text:p>SIFT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4.3984" calcext:value-type="float">
            <text:p>14,3984</text:p>
          </table:table-cell>
          <table:table-cell table:style-name="ce7" office:value-type="float" office:value="2.41401" calcext:value-type="float">
            <text:p>2,41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1.9352" calcext:value-type="float">
            <text:p>11,9352</text:p>
          </table:table-cell>
          <table:table-cell table:style-name="ce6" office:value-type="float" office:value="2.41905" calcext:value-type="float">
            <text:p>2,41905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0.195" calcext:value-type="float">
            <text:p>10,195</text:p>
          </table:table-cell>
          <table:table-cell table:style-name="ce7" office:value-type="float" office:value="2.41922" calcext:value-type="float">
            <text:p>2,42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0.195" calcext:value-type="float">
            <text:p>10,195</text:p>
          </table:table-cell>
          <table:table-cell table:style-name="ce6" office:value-type="float" office:value="2.41922" calcext:value-type="float">
            <text:p>2,4192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2.3971" calcext:value-type="float">
            <text:p>12,3971</text:p>
          </table:table-cell>
          <table:table-cell table:style-name="ce7" office:value-type="float" office:value="2.43273" calcext:value-type="float">
            <text:p>2,43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4.2527" calcext:value-type="float">
            <text:p>14,2527</text:p>
          </table:table-cell>
          <table:table-cell table:style-name="ce6" office:value-type="float" office:value="2.43668" calcext:value-type="float">
            <text:p>2,43668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2.0367" calcext:value-type="float">
            <text:p>12,0367</text:p>
          </table:table-cell>
          <table:table-cell table:style-name="ce7" office:value-type="float" office:value="2.43806" calcext:value-type="float">
            <text:p>2,44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11.0146" calcext:value-type="float">
            <text:p>11,0146</text:p>
          </table:table-cell>
          <table:table-cell table:style-name="ce6" office:value-type="float" office:value="2.44105" calcext:value-type="float">
            <text:p>2,44105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1.4231" calcext:value-type="float">
            <text:p>11,4231</text:p>
          </table:table-cell>
          <table:table-cell table:style-name="ce7" office:value-type="float" office:value="2.46327" calcext:value-type="float">
            <text:p>2,46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1.6258" calcext:value-type="float">
            <text:p>11,6258</text:p>
          </table:table-cell>
          <table:table-cell table:style-name="ce6" office:value-type="float" office:value="2.46519" calcext:value-type="float">
            <text:p>2,46519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2.4311" calcext:value-type="float">
            <text:p>12,4311</text:p>
          </table:table-cell>
          <table:table-cell table:style-name="ce7" office:value-type="float" office:value="2.4667" calcext:value-type="float">
            <text:p>2,47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2.4368" calcext:value-type="float">
            <text:p>12,4368</text:p>
          </table:table-cell>
          <table:table-cell table:style-name="ce6" office:value-type="float" office:value="2.47245" calcext:value-type="float">
            <text:p>2,47245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4.1963" calcext:value-type="float">
            <text:p>14,1963</text:p>
          </table:table-cell>
          <table:table-cell table:style-name="ce7" office:value-type="float" office:value="2.49307" calcext:value-type="float">
            <text:p>2,49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3.4144" calcext:value-type="float">
            <text:p>13,4144</text:p>
          </table:table-cell>
          <table:table-cell table:style-name="ce6" office:value-type="float" office:value="2.49385" calcext:value-type="float">
            <text:p>2,49385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3.6717" calcext:value-type="float">
            <text:p>13,6717</text:p>
          </table:table-cell>
          <table:table-cell table:style-name="ce7" office:value-type="float" office:value="2.49701" calcext:value-type="float">
            <text:p>2,50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4569" calcext:value-type="float">
            <text:p>11,4569</text:p>
          </table:table-cell>
          <table:table-cell table:style-name="ce6" office:value-type="float" office:value="2.49711" calcext:value-type="float">
            <text:p>2,49711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1.4586" calcext:value-type="float">
            <text:p>11,4586</text:p>
          </table:table-cell>
          <table:table-cell table:style-name="ce7" office:value-type="float" office:value="2.49877" calcext:value-type="float">
            <text:p>2,50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10.9009" calcext:value-type="float">
            <text:p>10,9009</text:p>
          </table:table-cell>
          <table:table-cell table:style-name="ce6" office:value-type="float" office:value="2.50209" calcext:value-type="float">
            <text:p>2,50209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10.9098" calcext:value-type="float">
            <text:p>10,9098</text:p>
          </table:table-cell>
          <table:table-cell table:style-name="ce7" office:value-type="float" office:value="2.51099" calcext:value-type="float">
            <text:p>2,51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7.02786" calcext:value-type="float">
            <text:p>7,02786</text:p>
          </table:table-cell>
          <table:table-cell table:style-name="ce6" office:value-type="float" office:value="2.51872" calcext:value-type="float">
            <text:p>2,5187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2.0362" calcext:value-type="float">
            <text:p>12,0362</text:p>
          </table:table-cell>
          <table:table-cell table:style-name="ce7" office:value-type="float" office:value="2.52002" calcext:value-type="float">
            <text:p>2,52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5.6507" calcext:value-type="float">
            <text:p>15,6507</text:p>
          </table:table-cell>
          <table:table-cell table:style-name="ce6" office:value-type="float" office:value="2.52657" calcext:value-type="float">
            <text:p>2,52657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1.1036" calcext:value-type="float">
            <text:p>11,1036</text:p>
          </table:table-cell>
          <table:table-cell table:style-name="ce7" office:value-type="float" office:value="2.53006" calcext:value-type="float">
            <text:p>2,53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1.5554" calcext:value-type="float">
            <text:p>11,5554</text:p>
          </table:table-cell>
          <table:table-cell table:style-name="ce6" office:value-type="float" office:value="2.5356" calcext:value-type="float">
            <text:p>2,5356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3.3698" calcext:value-type="float">
            <text:p>13,3698</text:p>
          </table:table-cell>
          <table:table-cell table:style-name="ce7" office:value-type="float" office:value="2.53842" calcext:value-type="float">
            <text:p>2,54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12.1403" calcext:value-type="float">
            <text:p>12,1403</text:p>
          </table:table-cell>
          <table:table-cell table:style-name="ce6" office:value-type="float" office:value="2.54162" calcext:value-type="float">
            <text:p>2,5416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6.6484" calcext:value-type="float">
            <text:p>16,6484</text:p>
          </table:table-cell>
          <table:table-cell table:style-name="ce7" office:value-type="float" office:value="2.55741" calcext:value-type="float">
            <text:p>2,56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2.1039" calcext:value-type="float">
            <text:p>12,1039</text:p>
          </table:table-cell>
          <table:table-cell table:style-name="ce6" office:value-type="float" office:value="2.58777" calcext:value-type="float">
            <text:p>2,58777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2.1376" calcext:value-type="float">
            <text:p>12,1376</text:p>
          </table:table-cell>
          <table:table-cell table:style-name="ce7" office:value-type="float" office:value="2.62139" calcext:value-type="float">
            <text:p>2,62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10.0536" calcext:value-type="float">
            <text:p>10,0536</text:p>
          </table:table-cell>
          <table:table-cell table:style-name="ce6" office:value-type="float" office:value="2.62509" calcext:value-type="float">
            <text:p>2,62509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5.6569" calcext:value-type="float">
            <text:p>15,6569</text:p>
          </table:table-cell>
          <table:table-cell table:style-name="ce7" office:value-type="float" office:value="2.63275" calcext:value-type="float">
            <text:p>2,63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6118" calcext:value-type="float">
            <text:p>11,6118</text:p>
          </table:table-cell>
          <table:table-cell table:style-name="ce6" office:value-type="float" office:value="2.652" calcext:value-type="float">
            <text:p>2,65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2.1996" calcext:value-type="float">
            <text:p>12,1996</text:p>
          </table:table-cell>
          <table:table-cell table:style-name="ce7" office:value-type="float" office:value="2.68342" calcext:value-type="float">
            <text:p>2,68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2.6532" calcext:value-type="float">
            <text:p>12,6532</text:p>
          </table:table-cell>
          <table:table-cell table:style-name="ce6" office:value-type="float" office:value="2.68876" calcext:value-type="float">
            <text:p>2,68876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1.2904" calcext:value-type="float">
            <text:p>11,2904</text:p>
          </table:table-cell>
          <table:table-cell table:style-name="ce7" office:value-type="float" office:value="2.71686" calcext:value-type="float">
            <text:p>2,72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11.3035" calcext:value-type="float">
            <text:p>11,3035</text:p>
          </table:table-cell>
          <table:table-cell table:style-name="ce6" office:value-type="float" office:value="2.73" calcext:value-type="float">
            <text:p>2,73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1.6974" calcext:value-type="float">
            <text:p>11,6974</text:p>
          </table:table-cell>
          <table:table-cell table:style-name="ce7" office:value-type="float" office:value="2.73766" calcext:value-type="float">
            <text:p>2,7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4.7288" calcext:value-type="float">
            <text:p>14,7288</text:p>
          </table:table-cell>
          <table:table-cell table:style-name="ce6" office:value-type="float" office:value="2.74448" calcext:value-type="float">
            <text:p>2,74448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3.9293" calcext:value-type="float">
            <text:p>13,9293</text:p>
          </table:table-cell>
          <table:table-cell table:style-name="ce7" office:value-type="float" office:value="2.7601" calcext:value-type="float">
            <text:p>2,76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7533" calcext:value-type="float">
            <text:p>11,7533</text:p>
          </table:table-cell>
          <table:table-cell table:style-name="ce6" office:value-type="float" office:value="2.7935" calcext:value-type="float">
            <text:p>2,7935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1.1746" calcext:value-type="float">
            <text:p>11,1746</text:p>
          </table:table-cell>
          <table:table-cell table:style-name="ce5" office:value-type="float" office:value="14.0113" calcext:value-type="float">
            <text:p>14,0113</text:p>
          </table:table-cell>
          <table:table-cell table:style-name="ce7" office:value-type="float" office:value="2.83664" calcext:value-type="float">
            <text:p>2,84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11.4113" calcext:value-type="float">
            <text:p>11,4113</text:p>
          </table:table-cell>
          <table:table-cell table:style-name="ce6" office:value-type="float" office:value="2.83776" calcext:value-type="float">
            <text:p>2,83776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6.65726" calcext:value-type="float">
            <text:p>6,65726</text:p>
          </table:table-cell>
          <table:table-cell table:style-name="ce7" office:value-type="float" office:value="2.85891" calcext:value-type="float">
            <text:p>2,86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6.65726" calcext:value-type="float">
            <text:p>6,65726</text:p>
          </table:table-cell>
          <table:table-cell table:style-name="ce6" office:value-type="float" office:value="2.85891" calcext:value-type="float">
            <text:p>2,85891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2.8351" calcext:value-type="float">
            <text:p>12,8351</text:p>
          </table:table-cell>
          <table:table-cell table:style-name="ce7" office:value-type="float" office:value="2.87071" calcext:value-type="float">
            <text:p>2,87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SIFT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5.9985" calcext:value-type="float">
            <text:p>15,9985</text:p>
          </table:table-cell>
          <table:table-cell table:style-name="ce6" office:value-type="float" office:value="2.87435" calcext:value-type="float">
            <text:p>2,87435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3.0338" calcext:value-type="float">
            <text:p>13,0338</text:p>
          </table:table-cell>
          <table:table-cell table:style-name="ce7" office:value-type="float" office:value="2.87446" calcext:value-type="float">
            <text:p>2,87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3.8096" calcext:value-type="float">
            <text:p>13,8096</text:p>
          </table:table-cell>
          <table:table-cell table:style-name="ce6" office:value-type="float" office:value="2.87976" calcext:value-type="float">
            <text:p>2,87976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6.0126" calcext:value-type="float">
            <text:p>16,0126</text:p>
          </table:table-cell>
          <table:table-cell table:style-name="ce7" office:value-type="float" office:value="2.88849" calcext:value-type="float">
            <text:p>2,89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6.0126" calcext:value-type="float">
            <text:p>16,0126</text:p>
          </table:table-cell>
          <table:table-cell table:style-name="ce6" office:value-type="float" office:value="2.88849" calcext:value-type="float">
            <text:p>2,88849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1.8703" calcext:value-type="float">
            <text:p>11,8703</text:p>
          </table:table-cell>
          <table:table-cell table:style-name="ce7" office:value-type="float" office:value="2.91052" calcext:value-type="float">
            <text:p>2,91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6.60338" calcext:value-type="float">
            <text:p>6,60338</text:p>
          </table:table-cell>
          <table:table-cell table:style-name="ce6" office:value-type="float" office:value="2.91279" calcext:value-type="float">
            <text:p>2,91279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6.60338" calcext:value-type="float">
            <text:p>6,60338</text:p>
          </table:table-cell>
          <table:table-cell table:style-name="ce7" office:value-type="float" office:value="2.91279" calcext:value-type="float">
            <text:p>2,91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4.9335" calcext:value-type="float">
            <text:p>14,9335</text:p>
          </table:table-cell>
          <table:table-cell table:style-name="ce6" office:value-type="float" office:value="2.94911" calcext:value-type="float">
            <text:p>2,94911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2.9492" calcext:value-type="float">
            <text:p>12,9492</text:p>
          </table:table-cell>
          <table:table-cell table:style-name="ce7" office:value-type="float" office:value="2.95902" calcext:value-type="float">
            <text:p>2,96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2.5065" calcext:value-type="float">
            <text:p>12,5065</text:p>
          </table:table-cell>
          <table:table-cell table:style-name="ce6" office:value-type="float" office:value="2.95996" calcext:value-type="float">
            <text:p>2,95996</text:p>
          </table:table-cell>
        </table:table-row>
        <table:table-row table:style-name="ro2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3.7097" calcext:value-type="float">
            <text:p>13,7097</text:p>
          </table:table-cell>
          <table:table-cell table:style-name="ce7" office:value-type="float" office:value="2.97964" calcext:value-type="float">
            <text:p>2,98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11.108" calcext:value-type="float">
            <text:p>11,108</text:p>
          </table:table-cell>
          <table:table-cell table:style-name="ce6" office:value-type="float" office:value="2.98306" calcext:value-type="float">
            <text:p>2,98306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1.9536" calcext:value-type="float">
            <text:p>11,9536</text:p>
          </table:table-cell>
          <table:table-cell table:style-name="ce7" office:value-type="float" office:value="2.99378" calcext:value-type="float">
            <text:p>2,99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1.9536" calcext:value-type="float">
            <text:p>11,9536</text:p>
          </table:table-cell>
          <table:table-cell table:style-name="ce6" office:value-type="float" office:value="2.99378" calcext:value-type="float">
            <text:p>2,99378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3.6888" calcext:value-type="float">
            <text:p>13,6888</text:p>
          </table:table-cell>
          <table:table-cell table:style-name="ce7" office:value-type="float" office:value="3.00057" calcext:value-type="float">
            <text:p>3,00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3.6805" calcext:value-type="float">
            <text:p>13,6805</text:p>
          </table:table-cell>
          <table:table-cell table:style-name="ce6" office:value-type="float" office:value="3.00886" calcext:value-type="float">
            <text:p>3,00886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2.5357" calcext:value-type="float">
            <text:p>12,5357</text:p>
          </table:table-cell>
          <table:table-cell table:style-name="ce7" office:value-type="float" office:value="3.01952" calcext:value-type="float">
            <text:p>3,02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2.5848" calcext:value-type="float">
            <text:p>12,5848</text:p>
          </table:table-cell>
          <table:table-cell table:style-name="ce6" office:value-type="float" office:value="3.03826" calcext:value-type="float">
            <text:p>3,03826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1.0349" calcext:value-type="float">
            <text:p>11,0349</text:p>
          </table:table-cell>
          <table:table-cell table:style-name="ce7" office:value-type="float" office:value="3.05607" calcext:value-type="float">
            <text:p>3,06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2.0184" calcext:value-type="float">
            <text:p>12,0184</text:p>
          </table:table-cell>
          <table:table-cell table:style-name="ce6" office:value-type="float" office:value="3.05862" calcext:value-type="float">
            <text:p>3,0586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2.0404" calcext:value-type="float">
            <text:p>12,0404</text:p>
          </table:table-cell>
          <table:table-cell table:style-name="ce7" office:value-type="float" office:value="3.08065" calcext:value-type="float">
            <text:p>3,08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2.0521" calcext:value-type="float">
            <text:p>12,0521</text:p>
          </table:table-cell>
          <table:table-cell table:style-name="ce6" office:value-type="float" office:value="3.09233" calcext:value-type="float">
            <text:p>3,09233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3.1241" calcext:value-type="float">
            <text:p>13,1241</text:p>
          </table:table-cell>
          <table:table-cell table:style-name="ce5" office:value-type="float" office:value="16.2259" calcext:value-type="float">
            <text:p>16,2259</text:p>
          </table:table-cell>
          <table:table-cell table:style-name="ce7" office:value-type="float" office:value="3.1018" calcext:value-type="float">
            <text:p>3,10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3.5645" calcext:value-type="float">
            <text:p>13,5645</text:p>
          </table:table-cell>
          <table:table-cell table:style-name="ce6" office:value-type="float" office:value="3.12486" calcext:value-type="float">
            <text:p>3,12486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11.5312" calcext:value-type="float">
            <text:p>11,5312</text:p>
          </table:table-cell>
          <table:table-cell table:style-name="ce7" office:value-type="float" office:value="3.13237" calcext:value-type="float">
            <text:p>3,13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ORB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2.6526" calcext:value-type="float">
            <text:p>12,6526</text:p>
          </table:table-cell>
          <table:table-cell table:style-name="ce6" office:value-type="float" office:value="3.13643" calcext:value-type="float">
            <text:p>3,13643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6.33028" calcext:value-type="float">
            <text:p>6,33028</text:p>
          </table:table-cell>
          <table:table-cell table:style-name="ce7" office:value-type="float" office:value="3.18589" calcext:value-type="float">
            <text:p>3,19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3.4918" calcext:value-type="float">
            <text:p>13,4918</text:p>
          </table:table-cell>
          <table:table-cell table:style-name="ce6" office:value-type="float" office:value="3.19762" calcext:value-type="float">
            <text:p>3,19762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3.4845" calcext:value-type="float">
            <text:p>13,4845</text:p>
          </table:table-cell>
          <table:table-cell table:style-name="ce7" office:value-type="float" office:value="3.20488" calcext:value-type="float">
            <text:p>3,20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ORB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3.2182" calcext:value-type="float">
            <text:p>13,2182</text:p>
          </table:table-cell>
          <table:table-cell table:style-name="ce6" office:value-type="float" office:value="3.25383" calcext:value-type="float">
            <text:p>3,25383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3.4338" calcext:value-type="float">
            <text:p>13,4338</text:p>
          </table:table-cell>
          <table:table-cell table:style-name="ce7" office:value-type="float" office:value="3.2556" calcext:value-type="float">
            <text:p>3,26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11.6857" calcext:value-type="float">
            <text:p>11,6857</text:p>
          </table:table-cell>
          <table:table-cell table:style-name="ce6" office:value-type="float" office:value="3.28693" calcext:value-type="float">
            <text:p>3,28693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2.2541" calcext:value-type="float">
            <text:p>12,2541</text:p>
          </table:table-cell>
          <table:table-cell table:style-name="ce7" office:value-type="float" office:value="3.29433" calcext:value-type="float">
            <text:p>3,29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11.7101" calcext:value-type="float">
            <text:p>11,7101</text:p>
          </table:table-cell>
          <table:table-cell table:style-name="ce6" office:value-type="float" office:value="3.31127" calcext:value-type="float">
            <text:p>3,31127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2.84" calcext:value-type="float">
            <text:p>12,84</text:p>
          </table:table-cell>
          <table:table-cell table:style-name="ce7" office:value-type="float" office:value="3.32384" calcext:value-type="float">
            <text:p>3,32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6.4516" calcext:value-type="float">
            <text:p>16,4516</text:p>
          </table:table-cell>
          <table:table-cell table:style-name="ce6" office:value-type="float" office:value="3.32746" calcext:value-type="float">
            <text:p>3,32746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1.9072" calcext:value-type="float">
            <text:p>11,9072</text:p>
          </table:table-cell>
          <table:table-cell table:style-name="ce7" office:value-type="float" office:value="3.33367" calcext:value-type="float">
            <text:p>3,33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3.301" calcext:value-type="float">
            <text:p>13,301</text:p>
          </table:table-cell>
          <table:table-cell table:style-name="ce6" office:value-type="float" office:value="3.33665" calcext:value-type="float">
            <text:p>3,33665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7.4309" calcext:value-type="float">
            <text:p>17,4309</text:p>
          </table:table-cell>
          <table:table-cell table:style-name="ce7" office:value-type="float" office:value="3.33989" calcext:value-type="float">
            <text:p>3,3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2.5574" calcext:value-type="float">
            <text:p>12,5574</text:p>
          </table:table-cell>
          <table:table-cell table:style-name="ce6" office:value-type="float" office:value="3.3508" calcext:value-type="float">
            <text:p>3,3508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5.353" calcext:value-type="float">
            <text:p>15,353</text:p>
          </table:table-cell>
          <table:table-cell table:style-name="ce7" office:value-type="float" office:value="3.36864" calcext:value-type="float">
            <text:p>3,37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2.5109" calcext:value-type="float">
            <text:p>12,5109</text:p>
          </table:table-cell>
          <table:table-cell table:style-name="ce6" office:value-type="float" office:value="3.39729" calcext:value-type="float">
            <text:p>3,39729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0.6722" calcext:value-type="float">
            <text:p>10,6722</text:p>
          </table:table-cell>
          <table:table-cell table:style-name="ce7" office:value-type="float" office:value="3.41881" calcext:value-type="float">
            <text:p>3,42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3.4095" calcext:value-type="float">
            <text:p>13,4095</text:p>
          </table:table-cell>
          <table:table-cell table:style-name="ce6" office:value-type="float" office:value="3.44511" calcext:value-type="float">
            <text:p>3,44511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3.4095" calcext:value-type="float">
            <text:p>13,4095</text:p>
          </table:table-cell>
          <table:table-cell table:style-name="ce7" office:value-type="float" office:value="3.44511" calcext:value-type="float">
            <text:p>3,45E+00</text:p>
          </table:table-cell>
        </table:table-row>
        <table:table-row table:style-name="ro2">
          <table:table-cell table:style-name="ce3" office:value-type="string" calcext:value-type="string">
            <text:p>SIFT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2.4608" calcext:value-type="float">
            <text:p>12,4608</text:p>
          </table:table-cell>
          <table:table-cell table:style-name="ce6" office:value-type="float" office:value="3.44741" calcext:value-type="float">
            <text:p>3,44741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2.0266" calcext:value-type="float">
            <text:p>12,0266</text:p>
          </table:table-cell>
          <table:table-cell table:style-name="ce7" office:value-type="float" office:value="3.4531" calcext:value-type="float">
            <text:p>3,45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5.4457" calcext:value-type="float">
            <text:p>15,4457</text:p>
          </table:table-cell>
          <table:table-cell table:style-name="ce6" office:value-type="float" office:value="3.46132" calcext:value-type="float">
            <text:p>3,4613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11.8703" calcext:value-type="float">
            <text:p>11,8703</text:p>
          </table:table-cell>
          <table:table-cell table:style-name="ce7" office:value-type="float" office:value="3.4715" calcext:value-type="float">
            <text:p>3,47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BRISK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12.0652" calcext:value-type="float">
            <text:p>12,0652</text:p>
          </table:table-cell>
          <table:table-cell table:style-name="ce6" office:value-type="float" office:value="3.49163" calcext:value-type="float">
            <text:p>3,49163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3.456" calcext:value-type="float">
            <text:p>13,456</text:p>
          </table:table-cell>
          <table:table-cell table:style-name="ce7" office:value-type="float" office:value="3.49164" calcext:value-type="float">
            <text:p>3,49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.96439" calcext:value-type="float">
            <text:p>9,96439</text:p>
          </table:table-cell>
          <table:table-cell table:style-name="ce6" office:value-type="float" office:value="13.456" calcext:value-type="float">
            <text:p>13,456</text:p>
          </table:table-cell>
          <table:table-cell table:style-name="ce6" office:value-type="float" office:value="3.49164" calcext:value-type="float">
            <text:p>3,49164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13.4915" calcext:value-type="float">
            <text:p>13,4915</text:p>
          </table:table-cell>
          <table:table-cell table:style-name="ce7" office:value-type="float" office:value="3.52711" calcext:value-type="float">
            <text:p>3,53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2.3511" calcext:value-type="float">
            <text:p>12,3511</text:p>
          </table:table-cell>
          <table:table-cell table:style-name="ce6" office:value-type="float" office:value="3.55712" calcext:value-type="float">
            <text:p>3,5571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11.9757" calcext:value-type="float">
            <text:p>11,9757</text:p>
          </table:table-cell>
          <table:table-cell table:style-name="ce7" office:value-type="float" office:value="3.57695" calcext:value-type="float">
            <text:p>3,58E+00</text:p>
          </table:table-cell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6.2137" calcext:value-type="float">
            <text:p>16,2137</text:p>
          </table:table-cell>
          <table:table-cell table:style-name="ce6" office:value-type="float" office:value="3.59944" calcext:value-type="float">
            <text:p>3,59944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3.0809" calcext:value-type="float">
            <text:p>13,0809</text:p>
          </table:table-cell>
          <table:table-cell table:style-name="ce7" office:value-type="float" office:value="3.60845" calcext:value-type="float">
            <text:p>3,61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5.33701" calcext:value-type="float">
            <text:p>5,33701</text:p>
          </table:table-cell>
          <table:table-cell table:style-name="ce6" office:value-type="float" office:value="3.62277" calcext:value-type="float">
            <text:p>3,62277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12.0536" calcext:value-type="float">
            <text:p>12,0536</text:p>
          </table:table-cell>
          <table:table-cell table:style-name="ce7" office:value-type="float" office:value="3.65477" calcext:value-type="float">
            <text:p>3,65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6.2788" calcext:value-type="float">
            <text:p>16,2788</text:p>
          </table:table-cell>
          <table:table-cell table:style-name="ce6" office:value-type="float" office:value="3.66455" calcext:value-type="float">
            <text:p>3,66455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3.2757" calcext:value-type="float">
            <text:p>13,2757</text:p>
          </table:table-cell>
          <table:table-cell table:style-name="ce7" office:value-type="float" office:value="3.67702" calcext:value-type="float">
            <text:p>3,68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8.81335" calcext:value-type="float">
            <text:p>8,81335</text:p>
          </table:table-cell>
          <table:table-cell table:style-name="ce6" office:value-type="float" office:value="3.70225" calcext:value-type="float">
            <text:p>3,70225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float" office:value="12.7402" calcext:value-type="float">
            <text:p>12,7402</text:p>
          </table:table-cell>
          <table:table-cell table:style-name="ce7" office:value-type="float" office:value="3.78045" calcext:value-type="float">
            <text:p>3,78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AKAZE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5.7668" calcext:value-type="float">
            <text:p>15,7668</text:p>
          </table:table-cell>
          <table:table-cell table:style-name="ce6" office:value-type="float" office:value="3.78248" calcext:value-type="float">
            <text:p>3,78248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8.69538" calcext:value-type="float">
            <text:p>8,69538</text:p>
          </table:table-cell>
          <table:table-cell table:style-name="ce7" office:value-type="float" office:value="3.82022" calcext:value-type="float">
            <text:p>3,82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8.69538" calcext:value-type="float">
            <text:p>8,69538</text:p>
          </table:table-cell>
          <table:table-cell table:style-name="ce6" office:value-type="float" office:value="3.82022" calcext:value-type="float">
            <text:p>3,8202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2.8651" calcext:value-type="float">
            <text:p>12,8651</text:p>
          </table:table-cell>
          <table:table-cell table:style-name="ce7" office:value-type="float" office:value="3.82426" calcext:value-type="float">
            <text:p>3,82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12.2514" calcext:value-type="float">
            <text:p>12,2514</text:p>
          </table:table-cell>
          <table:table-cell table:style-name="ce6" office:value-type="float" office:value="3.85264" calcext:value-type="float">
            <text:p>3,85264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2.8338" calcext:value-type="float">
            <text:p>12,8338</text:p>
          </table:table-cell>
          <table:table-cell table:style-name="ce7" office:value-type="float" office:value="3.85561" calcext:value-type="float">
            <text:p>3,86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20.5673" calcext:value-type="float">
            <text:p>20,5673</text:p>
          </table:table-cell>
          <table:table-cell table:style-name="ce6" office:value-type="float" office:value="3.87796" calcext:value-type="float">
            <text:p>3,87796</text:p>
          </table:table-cell>
        </table:table-row>
        <table:table-row table:style-name="ro2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12.7521" calcext:value-type="float">
            <text:p>12,7521</text:p>
          </table:table-cell>
          <table:table-cell table:style-name="ce7" office:value-type="float" office:value="3.93732" calcext:value-type="float">
            <text:p>3,94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5.66097" calcext:value-type="float">
            <text:p>5,66097</text:p>
          </table:table-cell>
          <table:table-cell table:style-name="ce6" office:value-type="float" office:value="3.93766" calcext:value-type="float">
            <text:p>3,93766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5.66097" calcext:value-type="float">
            <text:p>5,66097</text:p>
          </table:table-cell>
          <table:table-cell table:style-name="ce7" office:value-type="float" office:value="3.93766" calcext:value-type="float">
            <text:p>3,94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5.66097" calcext:value-type="float">
            <text:p>5,66097</text:p>
          </table:table-cell>
          <table:table-cell table:style-name="ce6" office:value-type="float" office:value="3.93766" calcext:value-type="float">
            <text:p>3,93766</text:p>
          </table:table-cell>
        </table:table-row>
        <table:table-row table:style-name="ro2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15.9335" calcext:value-type="float">
            <text:p>15,9335</text:p>
          </table:table-cell>
          <table:table-cell table:style-name="ce7" office:value-type="float" office:value="3.94917" calcext:value-type="float">
            <text:p>3,95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11.9393" calcext:value-type="float">
            <text:p>11,9393</text:p>
          </table:table-cell>
          <table:table-cell table:style-name="ce6" office:value-type="float" office:value="3.96891" calcext:value-type="float">
            <text:p>3,96891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19.8833" calcext:value-type="float">
            <text:p>19,8833</text:p>
          </table:table-cell>
          <table:table-cell table:style-name="ce7" office:value-type="float" office:value="3.97509" calcext:value-type="float">
            <text:p>3,98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5.9607" calcext:value-type="float">
            <text:p>15,9607</text:p>
          </table:table-cell>
          <table:table-cell table:style-name="ce6" office:value-type="float" office:value="3.97637" calcext:value-type="float">
            <text:p>3,97637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6.5909" calcext:value-type="float">
            <text:p>16,5909</text:p>
          </table:table-cell>
          <table:table-cell table:style-name="ce7" office:value-type="float" office:value="3.97663" calcext:value-type="float">
            <text:p>3,98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5.995" calcext:value-type="float">
            <text:p>15,995</text:p>
          </table:table-cell>
          <table:table-cell table:style-name="ce6" office:value-type="float" office:value="4.0107" calcext:value-type="float">
            <text:p>4,0107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float" office:value="13.6263" calcext:value-type="float">
            <text:p>13,6263</text:p>
          </table:table-cell>
          <table:table-cell table:style-name="ce7" office:value-type="float" office:value="4.02768" calcext:value-type="float">
            <text:p>4,03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13.0248" calcext:value-type="float">
            <text:p>13,0248</text:p>
          </table:table-cell>
          <table:table-cell table:style-name="ce6" office:value-type="float" office:value="4.06503" calcext:value-type="float">
            <text:p>4,06503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17.1755" calcext:value-type="float">
            <text:p>17,1755</text:p>
          </table:table-cell>
          <table:table-cell table:style-name="ce7" office:value-type="float" office:value="4.15134" calcext:value-type="float">
            <text:p>4,15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2.5354" calcext:value-type="float">
            <text:p>12,5354</text:p>
          </table:table-cell>
          <table:table-cell table:style-name="ce6" office:value-type="float" office:value="4.15399" calcext:value-type="float">
            <text:p>4,15399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20.0926" calcext:value-type="float">
            <text:p>20,0926</text:p>
          </table:table-cell>
          <table:table-cell table:style-name="ce7" office:value-type="float" office:value="4.18439" calcext:value-type="float">
            <text:p>4,18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2.4858" calcext:value-type="float">
            <text:p>12,4858</text:p>
          </table:table-cell>
          <table:table-cell table:style-name="ce6" office:value-type="float" office:value="4.20361" calcext:value-type="float">
            <text:p>4,20361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20.1467" calcext:value-type="float">
            <text:p>20,1467</text:p>
          </table:table-cell>
          <table:table-cell table:style-name="ce7" office:value-type="float" office:value="4.23848" calcext:value-type="float">
            <text:p>4,24E+00</text:p>
          </table:table-cell>
        </table:table-row>
        <table:table-row table:style-name="ro2">
          <table:table-cell table:style-name="ce3" office:value-type="string" calcext:value-type="string">
            <text:p>AKAZE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float" office:value="16.2269" calcext:value-type="float">
            <text:p>16,2269</text:p>
          </table:table-cell>
          <table:table-cell table:style-name="ce6" office:value-type="float" office:value="4.24257" calcext:value-type="float">
            <text:p>4,24257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5156" calcext:value-type="float">
            <text:p>12,5156</text:p>
          </table:table-cell>
          <table:table-cell table:style-name="ce5" office:value-type="float" office:value="16.7826" calcext:value-type="float">
            <text:p>16,7826</text:p>
          </table:table-cell>
          <table:table-cell table:style-name="ce7" office:value-type="float" office:value="4.26704" calcext:value-type="float">
            <text:p>4,27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9.51617" calcext:value-type="float">
            <text:p>9,51617</text:p>
          </table:table-cell>
          <table:table-cell table:style-name="ce6" office:value-type="float" office:value="13.8628" calcext:value-type="float">
            <text:p>13,8628</text:p>
          </table:table-cell>
          <table:table-cell table:style-name="ce6" office:value-type="float" office:value="4.34662" calcext:value-type="float">
            <text:p>4,34662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8.42544" calcext:value-type="float">
            <text:p>8,42544</text:p>
          </table:table-cell>
          <table:table-cell table:style-name="ce7" office:value-type="float" office:value="4.38316" calcext:value-type="float">
            <text:p>4,38E+00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12.8381" calcext:value-type="float">
            <text:p>12,8381</text:p>
          </table:table-cell>
          <table:table-cell table:style-name="ce6" office:value-type="float" office:value="4.43933" calcext:value-type="float">
            <text:p>4,43933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7.0545" calcext:value-type="float">
            <text:p>17,0545</text:p>
          </table:table-cell>
          <table:table-cell table:style-name="ce7" office:value-type="float" office:value="4.44021" calcext:value-type="float">
            <text:p>4,44E+00</text:p>
          </table:table-cell>
        </table:table-row>
        <table:table-row table:style-name="ro2">
          <table:table-cell table:style-name="ce3" office:value-type="string" calcext:value-type="string">
            <text:p>SHITOMASI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2.083" calcext:value-type="float">
            <text:p>12,083</text:p>
          </table:table-cell>
          <table:table-cell table:style-name="ce6" office:value-type="float" office:value="4.6064" calcext:value-type="float">
            <text:p>4,6064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17.3501" calcext:value-type="float">
            <text:p>17,3501</text:p>
          </table:table-cell>
          <table:table-cell table:style-name="ce7" office:value-type="float" office:value="4.73582" calcext:value-type="float">
            <text:p>4,74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7.95795" calcext:value-type="float">
            <text:p>7,95795</text:p>
          </table:table-cell>
          <table:table-cell table:style-name="ce6" office:value-type="float" office:value="4.85065" calcext:value-type="float">
            <text:p>4,85065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8.13194" calcext:value-type="float">
            <text:p>8,13194</text:p>
          </table:table-cell>
          <table:table-cell table:style-name="ce7" office:value-type="float" office:value="4.89218" calcext:value-type="float">
            <text:p>4,89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6.6894" calcext:value-type="float">
            <text:p>16,6894</text:p>
          </table:table-cell>
          <table:table-cell table:style-name="ce6" office:value-type="float" office:value="11.7719" calcext:value-type="float">
            <text:p>11,7719</text:p>
          </table:table-cell>
          <table:table-cell table:style-name="ce6" office:value-type="float" office:value="4.91751" calcext:value-type="float">
            <text:p>4,91751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19.1337" calcext:value-type="float">
            <text:p>19,1337</text:p>
          </table:table-cell>
          <table:table-cell table:style-name="ce7" office:value-type="float" office:value="5.04265" calcext:value-type="float">
            <text:p>5,04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21.0282" calcext:value-type="float">
            <text:p>21,0282</text:p>
          </table:table-cell>
          <table:table-cell table:style-name="ce6" office:value-type="float" office:value="5.11999" calcext:value-type="float">
            <text:p>5,11999</text:p>
          </table:table-cell>
        </table:table-row>
        <table:table-row table:style-name="ro2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.6894" calcext:value-type="float">
            <text:p>16,6894</text:p>
          </table:table-cell>
          <table:table-cell table:style-name="ce5" office:value-type="float" office:value="21.8205" calcext:value-type="float">
            <text:p>21,8205</text:p>
          </table:table-cell>
          <table:table-cell table:style-name="ce7" office:value-type="float" office:value="5.1311" calcext:value-type="float">
            <text:p>5,13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BRISK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17.8133" calcext:value-type="float">
            <text:p>17,8133</text:p>
          </table:table-cell>
          <table:table-cell table:style-name="ce6" office:value-type="float" office:value="5.19902" calcext:value-type="float">
            <text:p>5,19902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float" office:value="7.45129" calcext:value-type="float">
            <text:p>7,45129</text:p>
          </table:table-cell>
          <table:table-cell table:style-name="ce7" office:value-type="float" office:value="5.35731" calcext:value-type="float">
            <text:p>5,36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.8086" calcext:value-type="float">
            <text:p>12,8086</text:p>
          </table:table-cell>
          <table:table-cell table:style-name="ce6" office:value-type="float" office:value="7.39988" calcext:value-type="float">
            <text:p>7,39988</text:p>
          </table:table-cell>
          <table:table-cell table:style-name="ce6" office:value-type="float" office:value="5.40872" calcext:value-type="float">
            <text:p>5,40872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9.51617" calcext:value-type="float">
            <text:p>9,51617</text:p>
          </table:table-cell>
          <table:table-cell table:style-name="ce5" office:value-type="float" office:value="15.2827" calcext:value-type="float">
            <text:p>15,2827</text:p>
          </table:table-cell>
          <table:table-cell table:style-name="ce7" office:value-type="float" office:value="5.76652" calcext:value-type="float">
            <text:p>5,77E+00</text:p>
          </table:table-cell>
        </table:table-row>
        <table:table-row table:style-name="ro2">
          <table:table-cell table:number-columns-repeated="2" table:style-name="ce3" office:value-type="string" calcext:value-type="string">
            <text:p>ORB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21.7358" calcext:value-type="float">
            <text:p>21,7358</text:p>
          </table:table-cell>
          <table:table-cell table:style-name="ce6" office:value-type="float" office:value="5.82755" calcext:value-type="float">
            <text:p>5,82755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21.8316" calcext:value-type="float">
            <text:p>21,8316</text:p>
          </table:table-cell>
          <table:table-cell table:style-name="ce7" office:value-type="float" office:value="5.92334" calcext:value-type="float">
            <text:p>5,92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9.2905" calcext:value-type="float">
            <text:p>19,2905</text:p>
          </table:table-cell>
          <table:table-cell table:style-name="ce6" office:value-type="float" office:value="6.16639" calcext:value-type="float">
            <text:p>6,16639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19.2191" calcext:value-type="float">
            <text:p>19,2191</text:p>
          </table:table-cell>
          <table:table-cell table:style-name="ce7" office:value-type="float" office:value="6.54039" calcext:value-type="float">
            <text:p>6,54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15.7719" calcext:value-type="float">
            <text:p>15,7719</text:p>
          </table:table-cell>
          <table:table-cell table:style-name="ce6" office:value-type="float" office:value="7.37308" calcext:value-type="float">
            <text:p>7,37308</text:p>
          </table:table-cell>
        </table:table-row>
        <table:table-row table:style-name="ro2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2.6787" calcext:value-type="float">
            <text:p>12,6787</text:p>
          </table:table-cell>
          <table:table-cell table:style-name="ce5" office:value-type="float" office:value="20.6351" calcext:value-type="float">
            <text:p>20,6351</text:p>
          </table:table-cell>
          <table:table-cell table:style-name="ce7" office:value-type="float" office:value="7.95643" calcext:value-type="float">
            <text:p>7,96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2.6142" calcext:value-type="float">
            <text:p>12,6142</text:p>
          </table:table-cell>
          <table:table-cell table:style-name="ce6" office:value-type="float" office:value="20.5783" calcext:value-type="float">
            <text:p>20,5783</text:p>
          </table:table-cell>
          <table:table-cell table:style-name="ce6" office:value-type="float" office:value="7.96408" calcext:value-type="float">
            <text:p>7,96408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17.3561" calcext:value-type="float">
            <text:p>17,3561</text:p>
          </table:table-cell>
          <table:table-cell table:style-name="ce7" office:value-type="float" office:value="8.78258" calcext:value-type="float">
            <text:p>8,78E+00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style-name="ce6" office:value-type="float" office:value="18.7061" calcext:value-type="float">
            <text:p>18,7061</text:p>
          </table:table-cell>
          <table:table-cell table:style-name="ce6" office:value-type="float" office:value="9.15952" calcext:value-type="float">
            <text:p>9,15952</text:p>
          </table:table-cell>
        </table:table-row>
        <table:table-row table:style-name="ro2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25.11" calcext:value-type="float">
            <text:p>25,11</text:p>
          </table:table-cell>
          <table:table-cell table:style-name="ce7" office:value-type="float" office:value="9.20178" calcext:value-type="float">
            <text:p>9,20E+00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22.366" calcext:value-type="float">
            <text:p>22,366</text:p>
          </table:table-cell>
          <table:table-cell table:style-name="ce6" office:value-type="float" office:value="9.68727" calcext:value-type="float">
            <text:p>9,68727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2.85939" calcext:value-type="float">
            <text:p>2,85939</text:p>
          </table:table-cell>
          <table:table-cell table:style-name="ce7" office:value-type="float" office:value="10.1647" calcext:value-type="float">
            <text:p>1,02E+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float" office:value="2.85939" calcext:value-type="float">
            <text:p>2,85939</text:p>
          </table:table-cell>
          <table:table-cell table:style-name="ce6" office:value-type="float" office:value="10.1647" calcext:value-type="float">
            <text:p>10,1647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9.96439" calcext:value-type="float">
            <text:p>9,96439</text:p>
          </table:table-cell>
          <table:table-cell table:style-name="ce5" office:value-type="float" office:value="-0.479531" calcext:value-type="float">
            <text:p>-0,479531</text:p>
          </table:table-cell>
          <table:table-cell table:style-name="ce7" office:value-type="float" office:value="10.4439" calcext:value-type="float">
            <text:p>1,04E+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24.554" calcext:value-type="float">
            <text:p>24,554</text:p>
          </table:table-cell>
          <table:table-cell table:style-name="ce6" office:value-type="float" office:value="10.4629" calcext:value-type="float">
            <text:p>10,4629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float" office:value="22.677" calcext:value-type="float">
            <text:p>22,677</text:p>
          </table:table-cell>
          <table:table-cell table:style-name="ce7" office:value-type="float" office:value="10.6927" calcext:value-type="float">
            <text:p>1,07E+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20.4501" calcext:value-type="float">
            <text:p>20,4501</text:p>
          </table:table-cell>
          <table:table-cell table:style-name="ce6" office:value-type="float" office:value="11.4903" calcext:value-type="float">
            <text:p>11,4903</text:p>
          </table:table-cell>
        </table:table-row>
        <table:table-row table:style-name="ro2">
          <table:table-cell table:number-columns-repeated="2" table:style-name="ce2" office:value-type="string" calcext:value-type="string">
            <text:p>BRISK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27.6976" calcext:value-type="float">
            <text:p>27,6976</text:p>
          </table:table-cell>
          <table:table-cell table:style-name="ce7" office:value-type="float" office:value="11.7894" calcext:value-type="float">
            <text:p>1,18E+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float" office:value="23.5366" calcext:value-type="float">
            <text:p>23,5366</text:p>
          </table:table-cell>
          <table:table-cell table:style-name="ce6" office:value-type="float" office:value="12.362" calcext:value-type="float">
            <text:p>12,362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float" office:value="22.0602" calcext:value-type="float">
            <text:p>22,0602</text:p>
          </table:table-cell>
          <table:table-cell table:style-name="ce7" office:value-type="float" office:value="12.5136" calcext:value-type="float">
            <text:p>1,25E+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2.5156" calcext:value-type="float">
            <text:p>12,5156</text:p>
          </table:table-cell>
          <table:table-cell table:style-name="ce6" office:value-type="float" office:value="-0.295563" calcext:value-type="float">
            <text:p>-0,295563</text:p>
          </table:table-cell>
          <table:table-cell table:style-name="ce6" office:value-type="float" office:value="12.8112" calcext:value-type="float">
            <text:p>12,8112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21.5083" calcext:value-type="float">
            <text:p>21,5083</text:p>
          </table:table-cell>
          <table:table-cell table:style-name="ce7" office:value-type="float" office:value="13.1095" calcext:value-type="float">
            <text:p>1,31E+01</text:p>
          </table:table-cell>
        </table:table-row>
        <table:table-row table:style-name="ro2">
          <table:table-cell table:number-columns-repeated="2" table:style-name="ce3" office:value-type="string" calcext:value-type="string">
            <text:p>ORB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float" office:value="23.3647" calcext:value-type="float">
            <text:p>23,3647</text:p>
          </table:table-cell>
          <table:table-cell table:style-name="ce6" office:value-type="float" office:value="14.9659" calcext:value-type="float">
            <text:p>14,9659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float" office:value="28.5306" calcext:value-type="float">
            <text:p>28,5306</text:p>
          </table:table-cell>
          <table:table-cell table:style-name="ce7" office:value-type="float" office:value="15.5065" calcext:value-type="float">
            <text:p>1,55E+01</text:p>
          </table:table-cell>
        </table:table-row>
        <table:table-row table:style-name="ro2">
          <table:table-cell table:style-name="ce3" office:value-type="string" calcext:value-type="string">
            <text:p>BRISK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31.8945" calcext:value-type="float">
            <text:p>31,8945</text:p>
          </table:table-cell>
          <table:table-cell table:style-name="ce6" office:value-type="float" office:value="15.9863" calcext:value-type="float">
            <text:p>15,9863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-2.17655" calcext:value-type="float">
            <text:p>-2,17655</text:p>
          </table:table-cell>
          <table:table-cell table:style-name="ce7" office:value-type="float" office:value="18.0848" calcext:value-type="float">
            <text:p>1,81E+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35.3833" calcext:value-type="float">
            <text:p>35,3833</text:p>
          </table:table-cell>
          <table:table-cell table:style-name="ce6" office:value-type="float" office:value="19.475" calcext:value-type="float">
            <text:p>19,475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35.3833" calcext:value-type="float">
            <text:p>35,3833</text:p>
          </table:table-cell>
          <table:table-cell table:style-name="ce7" office:value-type="float" office:value="19.475" calcext:value-type="float">
            <text:p>1,95E+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35.3833" calcext:value-type="float">
            <text:p>35,3833</text:p>
          </table:table-cell>
          <table:table-cell table:style-name="ce6" office:value-type="float" office:value="19.475" calcext:value-type="float">
            <text:p>19,475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-11.5218" calcext:value-type="float">
            <text:p>-11,5218</text:p>
          </table:table-cell>
          <table:table-cell table:style-name="ce7" office:value-type="float" office:value="20.0954" calcext:value-type="float">
            <text:p>2,01E+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float" office:value="-11.5218" calcext:value-type="float">
            <text:p>-11,5218</text:p>
          </table:table-cell>
          <table:table-cell table:style-name="ce6" office:value-type="float" office:value="20.0954" calcext:value-type="float">
            <text:p>20,0954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-12.639" calcext:value-type="float">
            <text:p>-12,639</text:p>
          </table:table-cell>
          <table:table-cell table:style-name="ce7" office:value-type="float" office:value="21.2126" calcext:value-type="float">
            <text:p>2,12E+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float" office:value="37.3809" calcext:value-type="float">
            <text:p>37,3809</text:p>
          </table:table-cell>
          <table:table-cell table:style-name="ce6" office:value-type="float" office:value="21.4727" calcext:value-type="float">
            <text:p>21,4727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float" office:value="29.89" calcext:value-type="float">
            <text:p>29,89</text:p>
          </table:table-cell>
          <table:table-cell table:style-name="ce7" office:value-type="float" office:value="21.4912" calcext:value-type="float">
            <text:p>2,15E+01</text:p>
          </table:table-cell>
        </table:table-row>
        <table:table-row table:style-name="ro2">
          <table:table-cell table:number-columns-repeated="2" table:style-name="ce3" office:value-type="string" calcext:value-type="string">
            <text:p>ORB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float" office:value="30.6395" calcext:value-type="float">
            <text:p>30,6395</text:p>
          </table:table-cell>
          <table:table-cell table:style-name="ce6" office:value-type="float" office:value="21.6797" calcext:value-type="float">
            <text:p>21,6797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float" office:value="32.4831" calcext:value-type="float">
            <text:p>32,4831</text:p>
          </table:table-cell>
          <table:table-cell table:style-name="ce7" office:value-type="float" office:value="23.9096" calcext:value-type="float">
            <text:p>2,39E+01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4.091" calcext:value-type="float">
            <text:p>14,091</text:p>
          </table:table-cell>
          <table:table-cell table:style-name="ce6" office:value-type="float" office:value="-11.4731" calcext:value-type="float">
            <text:p>-11,4731</text:p>
          </table:table-cell>
          <table:table-cell table:style-name="ce6" office:value-type="float" office:value="25.5642" calcext:value-type="float">
            <text:p>25,5642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-11.4731" calcext:value-type="float">
            <text:p>-11,4731</text:p>
          </table:table-cell>
          <table:table-cell table:style-name="ce7" office:value-type="float" office:value="25.5642" calcext:value-type="float">
            <text:p>2,56E+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float" office:value="9.59863" calcext:value-type="float">
            <text:p>9,59863</text:p>
          </table:table-cell>
          <table:table-cell table:style-name="ce6" office:value-type="float" office:value="35.6903" calcext:value-type="float">
            <text:p>35,6903</text:p>
          </table:table-cell>
          <table:table-cell table:style-name="ce6" office:value-type="float" office:value="26.0917" calcext:value-type="float">
            <text:p>26,0917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2.6142" calcext:value-type="float">
            <text:p>12,6142</text:p>
          </table:table-cell>
          <table:table-cell table:style-name="ce5" office:value-type="float" office:value="47.92" calcext:value-type="float">
            <text:p>47,92</text:p>
          </table:table-cell>
          <table:table-cell table:style-name="ce7" office:value-type="float" office:value="35.3057" calcext:value-type="float">
            <text:p>3,53E+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2.6787" calcext:value-type="float">
            <text:p>12,6787</text:p>
          </table:table-cell>
          <table:table-cell table:style-name="ce6" office:value-type="float" office:value="86.9047" calcext:value-type="float">
            <text:p>86,9047</text:p>
          </table:table-cell>
          <table:table-cell table:style-name="ce6" office:value-type="float" office:value="74.226" calcext:value-type="float">
            <text:p>74,226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float" office:value="-80.8525" calcext:value-type="float">
            <text:p>-80,8525</text:p>
          </table:table-cell>
          <table:table-cell table:style-name="ce7" office:value-type="float" office:value="94.9435" calcext:value-type="float">
            <text:p>9,49E+01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3.1241" calcext:value-type="float">
            <text:p>13,1241</text:p>
          </table:table-cell>
          <table:table-cell table:style-name="ce6" office:value-type="float" office:value="128.514" calcext:value-type="float">
            <text:p>128,514</text:p>
          </table:table-cell>
          <table:table-cell table:style-name="ce6" office:value-type="float" office:value="115.39" calcext:value-type="float">
            <text:p>115,39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5.9082" calcext:value-type="float">
            <text:p>15,9082</text:p>
          </table:table-cell>
          <table:table-cell table:style-name="ce5" office:value-type="float" office:value="558.789" calcext:value-type="float">
            <text:p>558,789</text:p>
          </table:table-cell>
          <table:table-cell table:style-name="ce7" office:value-type="float" office:value="542.881" calcext:value-type="float">
            <text:p>5,43E+02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4.091" calcext:value-type="float">
            <text:p>14,091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FREAK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.9082" calcext:value-type="float">
            <text:p>15,9082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1.9844" calcext:value-type="float">
            <text:p>11,9844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11.9844" calcext:value-type="float">
            <text:p>11,9844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number-columns-repeated="2" table:style-name="ce3" office:value-type="string" calcext:value-type="string">
            <text:p>ORB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.57352" calcext:value-type="float">
            <text:p>8,57352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float" office:value="8.3988" calcext:value-type="float">
            <text:p>8,3988</text:p>
          </table:table-cell>
          <table:table-cell table:style-name="ce6" office:value-type="string" calcext:value-type="string">
            <text:p>-inf</text:p>
          </table:table-cell>
          <table:table-cell table:style-name="ce6" office:value-type="string" calcext:value-type="string">
            <text:p>inf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8.3988" calcext:value-type="float">
            <text:p>8,3988</text:p>
          </table:table-cell>
          <table:table-cell table:style-name="ce5" office:value-type="string" calcext:value-type="string">
            <text:p>-inf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3.0241" calcext:value-type="float">
            <text:p>13,0241</text:p>
          </table:table-cell>
          <table:table-cell table:style-name="ce5" office:value-type="string" calcext:value-type="string">
            <text:p>nan</text:p>
          </table:table-cell>
          <table:table-cell table:style-name="ce7" office:value-type="string" calcext:value-type="string">
            <text:p>nan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number-columns-repeated="2" table:style-name="ce6" office:value-type="string" calcext:value-type="string">
            <text:p>nan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3.0241" calcext:value-type="float">
            <text:p>13,0241</text:p>
          </table:table-cell>
          <table:table-cell table:number-columns-repeated="2" table:style-name="ce6" office:value-type="string" calcext:value-type="string">
            <text:p>nan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.1746" calcext:value-type="float">
            <text:p>11,1746</text:p>
          </table:table-cell>
          <table:table-cell table:number-columns-repeated="2" table:style-name="ce6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12.8086" calcext:value-type="float">
            <text:p>12,8086</text:p>
          </table:table-cell>
          <table:table-cell table:style-name="ce5" office:value-type="string" calcext:value-type="string">
            <text:p>nan</text:p>
          </table:table-cell>
          <table:table-cell table:style-name="ce7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8.95978" calcext:value-type="float">
            <text:p>8,95978</text:p>
          </table:table-cell>
          <table:table-cell table:style-name="ce5" office:value-type="string" calcext:value-type="string">
            <text:p>nan</text:p>
          </table:table-cell>
          <table:table-cell table:style-name="ce7" office:value-type="string" calcext:value-type="string">
            <text:p>nan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8.95978" calcext:value-type="float">
            <text:p>8,95978</text:p>
          </table:table-cell>
          <table:table-cell table:number-columns-repeated="2" table:style-name="ce6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SIFT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9.59863" calcext:value-type="float">
            <text:p>9,59863</text:p>
          </table:table-cell>
          <table:table-cell table:style-name="ce5" office:value-type="string" calcext:value-type="string">
            <text:p>nan</text:p>
          </table:table-cell>
          <table:table-cell table:style-name="ce7" office:value-type="string" calcext:value-type="string">
            <text:p>nan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SIFT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8.57352" calcext:value-type="float">
            <text:p>8,57352</text:p>
          </table:table-cell>
          <table:table-cell table:number-columns-repeated="2" table:style-name="ce6" office:value-type="string" calcext:value-type="string">
            <text:p>nan</text:p>
          </table:table-cell>
        </table:table-row>
        <table:table-row table:style-name="ro2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SK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9.54658" calcext:value-type="float">
            <text:p>9,54658</text:p>
          </table:table-cell>
          <table:table-cell table:number-columns-repeated="2" table:style-name="ce6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string" calcext:value-type="string">
            <text:p>nan</text:p>
          </table:table-cell>
          <table:table-cell table:style-name="ce7" office:value-type="string" calcext:value-type="string">
            <text:p>nan</text:p>
          </table:table-cell>
        </table:table-row>
        <table:table-row table:style-name="ro2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9.54658" calcext:value-type="float">
            <text:p>9,54658</text:p>
          </table:table-cell>
          <table:table-cell table:style-name="ce5" office:value-type="string" calcext:value-type="string">
            <text:p>nan</text:p>
          </table:table-cell>
          <table:table-cell table:style-name="ce7" office:value-type="string" calcext:value-type="string">
            <text:p>nan</text:p>
          </table:table-cell>
        </table:table-row>
        <table:table-row table:style-name="ro2" table:number-rows-repeated="104795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logTimes.A1:logTimes.F621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1T18:44:57.811042511</dc:date>
    <meta:editing-duration>PT8M29S</meta:editing-duration>
    <meta:editing-cycles>7</meta:editing-cycles>
    <meta:generator>LibreOffice/6.2.8.2$Linux_X86_64 LibreOffice_project/20$Build-2</meta:generator>
    <meta:document-statistic meta:table-count="1" meta:cell-count="3726" meta:object-count="0"/>
  </office:meta>
</office:document-meta>
</file>